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justify" draw:textarea-vertical-align="middle" draw:auto-grow-height="false" fo:min-height="4.195cm" fo:min-width="6.168cm"/>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1.423cm"/>
    </style:style>
    <style:style style:name="gr4" style:family="graphic" style:parent-style-name="standard">
      <style:graphic-properties draw:stroke="none" svg:stroke-color="#000000" draw:fill="none" draw:fill-color="#ffffff" fo:min-height="0.712cm"/>
    </style:style>
    <style:style style:name="gr5" style:family="graphic" style:parent-style-name="standard">
      <style:graphic-properties draw:stroke="none" svg:stroke-color="#000000" draw:fill="none" draw:fill-color="#ffffff" fo:min-height="0.893cm"/>
    </style:style>
    <style:style style:name="gr6" style:family="graphic" style:parent-style-name="objectwithoutfill">
      <style:graphic-properties draw:stroke="dash" draw:stroke-dash="Ultrafine_20_Dashed" svg:stroke-color="#cccccc" draw:fill="none" draw:textarea-vertical-align="middle"/>
    </style:style>
    <style:style style:name="gr7"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8" style:family="graphic" style:parent-style-name="standard">
      <style:graphic-properties svg:stroke-color="#000000" draw:fill="solid" draw:fill-color="#000000" draw:textarea-horizontal-align="justify" draw:textarea-vertical-align="middle" draw:auto-grow-height="false" fo:min-height="0.004cm" fo:min-width="0cm"/>
    </style:style>
    <style:style style:name="gr9" style:family="graphic" style:parent-style-name="standard">
      <style:graphic-properties svg:stroke-color="#000000" draw:fill="solid" draw:fill-color="#000000" draw:textarea-horizontal-align="justify" draw:textarea-vertical-align="middle" draw:auto-grow-height="false" fo:min-height="0.085cm" fo:min-width="0cm"/>
    </style:style>
    <style:style style:name="gr10" style:family="graphic" style:parent-style-name="Default_5f_1">
      <style:graphic-properties svg:stroke-color="#000000" draw:fill="none" draw:textarea-horizontal-align="justify" draw:textarea-vertical-align="middle" draw:auto-grow-height="false" fo:min-height="4.195cm" fo:min-width="6.168cm" draw:shadow="hidden"/>
    </style:style>
    <style:style style:name="gr11" style:family="graphic" style:parent-style-name="Object_20_without_20_fill_5f_1">
      <style:graphic-properties draw:fill="none" draw:textarea-vertical-align="middle"/>
    </style:style>
    <style:style style:name="gr12" style:family="graphic" style:parent-style-name="Default_5f_1">
      <style:graphic-properties draw:stroke="none" svg:stroke-color="#000000" draw:fill="solid" draw:fill-color="#000000" draw:textarea-horizontal-align="center" draw:textarea-vertical-align="middle" fo:min-height="1.423cm" draw:shadow="hidden"/>
    </style:style>
    <style:style style:name="gr13" style:family="graphic" style:parent-style-name="Default_5f_1">
      <style:graphic-properties draw:stroke="none" svg:stroke-color="#000000" draw:fill="solid" draw:fill-color="#000000" draw:textarea-horizontal-align="center" draw:textarea-vertical-align="middle" fo:min-height="0.712cm" draw:shadow="hidden"/>
    </style:style>
    <style:style style:name="gr14" style:family="graphic" style:parent-style-name="Default_5f_1">
      <style:graphic-properties draw:stroke="none" svg:stroke-color="#000000" draw:fill="solid" draw:fill-color="#000000" draw:textarea-horizontal-align="center" draw:textarea-vertical-align="middle" fo:min-height="0.893cm" draw:shadow="hidden"/>
    </style:style>
    <style:style style:name="gr15" style:family="graphic" style:parent-style-name="Object_20_without_20_fill_5f_1">
      <style:graphic-properties draw:stroke="dash" draw:stroke-dash="Ultrafine_20_Dashed" svg:stroke-color="#cccccc" draw:fill="none" draw:textarea-vertical-align="middle"/>
    </style:style>
    <style:style style:name="gr16" style:family="graphic" style:parent-style-name="Default_5f_1">
      <style:graphic-properties svg:stroke-color="#000000" draw:fill="solid" draw:fill-color="#000000" draw:textarea-horizontal-align="justify" draw:textarea-vertical-align="middle" draw:auto-grow-height="false" fo:min-height="0cm" fo:min-width="0cm" draw:shadow="hidden"/>
    </style:style>
    <style:style style:name="gr17" style:family="graphic" style:parent-style-name="Default_5f_1">
      <style:graphic-properties svg:stroke-color="#000000" draw:fill="solid" draw:fill-color="#000000" draw:textarea-horizontal-align="justify" draw:textarea-vertical-align="middle" draw:auto-grow-height="false" fo:min-height="0.085cm" fo:min-width="0cm" draw:shadow="hidden"/>
    </style:style>
    <style:style style:name="gr18" style:family="graphic" style:parent-style-name="standard">
      <style:graphic-properties draw:stroke="none" svg:stroke-color="#000000" draw:fill="none" draw:fill-color="#ffffff" fo:min-height="0.385cm"/>
    </style:style>
    <style:style style:name="gr19" style:family="graphic" style:parent-style-name="standard">
      <style:graphic-properties draw:stroke="none" svg:stroke-color="#000000" draw:fill="none" draw:fill-color="#ffffff" fo:min-height="0.258cm"/>
    </style:style>
    <style:style style:name="gr20" style:family="graphic" style:parent-style-name="standard">
      <style:graphic-properties svg:stroke-color="#000000" draw:fill="none" draw:textarea-horizontal-align="justify" draw:textarea-vertical-align="middle" draw:auto-grow-height="false" fo:min-height="5.238cm" fo:min-width="4.58cm"/>
    </style:style>
    <style:style style:name="gr21" style:family="graphic" style:parent-style-name="objectwithoutfill">
      <style:graphic-properties draw:stroke="dash" draw:stroke-dash="Fine_20_Dotted" draw:fill="none" draw:textarea-vertical-align="middle"/>
    </style:style>
    <style:style style:name="gr22" style:family="graphic" style:parent-style-name="standard">
      <style:graphic-properties draw:stroke="none" svg:stroke-color="#000000" draw:fill="none" draw:fill-color="#ffffff" fo:min-height="0.681cm"/>
    </style:style>
    <style:style style:name="gr23" style:family="graphic" style:parent-style-name="standard">
      <style:graphic-properties draw:stroke="none" svg:stroke-color="#000000" draw:fill="none" draw:fill-color="#ffffff" fo:min-height="0.752cm"/>
    </style:style>
    <style:style style:name="gr24" style:family="graphic" style:parent-style-name="standard">
      <style:graphic-properties draw:stroke="none" svg:stroke-color="#000000" draw:fill="none" draw:fill-color="#ffffff" fo:min-height="0.685cm"/>
    </style:style>
    <style:style style:name="gr25" style:family="graphic" style:parent-style-name="standard">
      <style:graphic-properties draw:stroke="none" svg:stroke-color="#000000" draw:fill="none" draw:fill-color="#ffffff" fo:min-height="0.771cm"/>
    </style:style>
    <style:style style:name="gr26" style:family="graphic" style:parent-style-name="standard">
      <style:graphic-properties draw:stroke="none" svg:stroke-color="#000000" draw:fill="none" draw:fill-color="#ffffff" fo:min-height="0.857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solid" draw:fill-color="#000000"/>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style>
    <style:style style:name="P6" style:family="paragraph">
      <style:text-properties fo:font-size="8pt" style:font-size-asian="8pt" style:font-size-complex="8pt"/>
    </style:style>
    <style:style style:name="P7" style:family="paragraph">
      <loext:graphic-properties draw:fill="none" draw:fill-color="#ffffff"/>
      <style:text-properties fo:font-size="8pt" style:font-size-asian="8pt" style:font-size-complex="8pt"/>
    </style:style>
    <style:style style:name="P8" style:family="paragraph">
      <style:paragraph-properties fo:text-align="center"/>
      <style:text-properties fo:font-size="8pt" style:font-size-asian="8pt" style:font-size-complex="8pt"/>
    </style:style>
    <style:style style:name="P9" style:family="paragraph">
      <loext:graphic-properties draw:fill="none" draw:fill-color="#ffffff"/>
      <style:paragraph-properties fo:text-align="center"/>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335cm" svg:height="13.335cm" svg:x="3.843cm" svg:y="6.5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1" draw:layer="layout" svg:x1="4.834cm" svg:y1="17.859cm" svg:x2="16.188cm" svg:y2="17.859cm">
          <text:p/>
        </draw:line>
        <draw:frame draw:style-name="gr3" draw:text-style-name="P2" draw:layer="layout" svg:width="10.768cm" svg:height="1.673cm" svg:x="5.294cm" svg:y="18.016cm">
          <draw:text-box>
            <text:p>Instantaneous Measurements Layer</text:p>
            <text:p><text:s text:c="25"/>(IML)</text:p>
          </draw:text-box>
        </draw:frame>
        <draw:frame draw:style-name="gr3" draw:text-style-name="P2" draw:layer="layout" svg:width="10.187cm" svg:height="1.673cm" svg:x="5.594cm" svg:y="16cm">
          <draw:text-box>
            <text:p>Aggregate Measurements Layers</text:p>
            <text:p><text:s text:c="22"/>(AMLs)</text:p>
          </draw:text-box>
        </draw:frame>
        <draw:line draw:style-name="gr2" draw:text-style-name="P1" draw:layer="layout" svg:x1="5.977cm" svg:y1="15.573cm" svg:x2="15.045cm" svg:y2="15.573cm">
          <text:p/>
        </draw:line>
        <draw:line draw:style-name="gr2" draw:text-style-name="P1" draw:layer="layout" svg:x1="7.958cm" svg:y1="11.636cm" svg:x2="13.063cm" svg:y2="11.636cm">
          <text:p/>
        </draw:line>
        <draw:line draw:style-name="gr2" draw:text-style-name="P1" draw:layer="layout" svg:x1="6.919cm" svg:y1="13.668cm" svg:x2="14.107cm" svg:y2="13.668cm">
          <text:p/>
        </draw:line>
        <draw:frame draw:style-name="gr3" draw:text-style-name="P2" draw:layer="layout" svg:width="3.937cm" svg:height="1.673cm" svg:x="8.598cm" svg:y="9.602cm">
          <draw:text-box>
            <text:p>Phenomena</text:p>
            <text:p><text:s text:c="2"/>Layer (PL)</text:p>
          </draw:text-box>
        </draw:frame>
        <draw:frame draw:style-name="gr4" draw:text-style-name="P2" draw:layer="layout" svg:width="6.096cm" svg:height="0.962cm" svg:x="7.534cm" svg:y="12.303cm">
          <draw:text-box>
            <text:p>Incidents Layer (IL)</text:p>
          </draw:text-box>
        </draw:frame>
        <draw:frame draw:style-name="gr5" draw:text-style-name="P2" draw:layer="layout" svg:width="6.985cm" svg:height="1.143cm" svg:x="7.191cm" svg:y="14.125cm">
          <draw:text-box>
            <text:p>Detections Layer (DL)</text:p>
          </draw:text-box>
        </draw:frame>
        <draw:line draw:style-name="gr6" draw:text-style-name="P1" draw:layer="layout" svg:x1="5.826cm" svg:y1="15.959cm" svg:x2="15.224cm" svg:y2="15.959cm">
          <text:p/>
        </draw:line>
        <draw:line draw:style-name="gr6" draw:text-style-name="P1" draw:layer="layout" svg:x1="5.326cm" svg:y1="16.859cm" svg:x2="15.732cm" svg:y2="16.859cm">
          <text:p/>
        </draw:line>
        <draw:line draw:style-name="gr6" draw:text-style-name="P1" draw:layer="layout" svg:x1="5.026cm" svg:y1="17.459cm" svg:x2="15.986cm" svg:y2="17.383cm">
          <text:p/>
        </draw:line>
        <draw:path draw:style-name="gr2" draw:text-style-name="P1" draw:layer="layout" svg:width="0.935cm" svg:height="1.123cm" draw:transform="rotate (0.605629250442032) translate (15.8368495345394cm 17.4745053205327cm)" svg:viewBox="0 0 936 1124" svg:d="M0 1124c2008 1 161-1124 161-1124">
          <text:p/>
        </draw:path>
        <draw:custom-shape draw:style-name="gr7" draw:text-style-name="P3" draw:layer="layout" svg:width="0.254cm" svg:height="0.254cm" draw:transform="rotate (1.5707963267949) translate (15.97cm 17.5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 draw:text-style-name="P1" draw:layer="layout" svg:width="0.935cm" svg:height="1.123cm" draw:transform="rotate (0.605629250442032) translate (14.7368495345394cm 15.2745053205327cm)" svg:viewBox="0 0 936 1124" svg:d="M0 1124c2008 1 161-1124 161-1124">
          <text:p/>
        </draw:path>
        <draw:custom-shape draw:style-name="gr7" draw:text-style-name="P3" draw:layer="layout" svg:width="0.254cm" svg:height="0.254cm" draw:transform="rotate (1.5707963267949) translate (14.87cm 15.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 draw:text-style-name="P1" draw:layer="layout" svg:width="0.935cm" svg:height="1.123cm" draw:transform="rotate (0.605629250442032) translate (13.7028495345394cm 13.2085053205327cm)" svg:viewBox="0 0 936 1124" svg:d="M0 1124c2008 1 161-1124 161-1124">
          <text:p/>
        </draw:path>
        <draw:custom-shape draw:style-name="gr7" draw:text-style-name="P3" draw:layer="layout" svg:width="0.254cm" svg:height="0.254cm" draw:transform="rotate (1.5707963267949) translate (13.836cm 13.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 draw:text-style-name="P1" draw:layer="layout" svg:width="0.935cm" svg:height="1.123cm" draw:transform="rotate (0.605629250442032) translate (12.8028495345394cm 11.4085053205327cm)" svg:viewBox="0 0 936 1124" svg:d="M0 1124c2008 1 161-1124 161-1124">
          <text:p/>
        </draw:path>
        <draw:custom-shape draw:style-name="gr7" draw:text-style-name="P3" draw:layer="layout" svg:width="0.254cm" svg:height="0.254cm" draw:transform="rotate (1.5707963267949) translate (12.936cm 11.4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 draw:text-style-name="P1" draw:layer="layout" svg:width="2.691cm" svg:height="2.096cm" draw:transform="rotate (-2.69723182603204) translate (9.90239867374525cm 11.402221955174cm)" svg:viewBox="0 0 2692 2097" svg:d="M0 2097c2954 0 2686-2097 2686-2097">
          <text:p/>
        </draw:path>
        <draw:path draw:style-name="gr2" draw:text-style-name="P1" draw:layer="layout" svg:width="4.288cm" svg:height="3.722cm" draw:transform="rotate (-2.74924263774147) translate (10.4244492396936cm 12.9489062135546cm)" svg:viewBox="0 0 4289 3723" svg:d="M0 3723c3986 0 4289-3723 4289-3723">
          <text:p/>
        </draw:path>
        <draw:path draw:style-name="gr2" draw:text-style-name="P1" draw:layer="layout" svg:width="6.189cm" svg:height="4.992cm" draw:transform="skewX (6.02661222681468E-017) rotate (-2.71328885515039) translate (11.0746002652108cm 14.0506953875455cm)" svg:viewBox="0 0 6190 4993" svg:d="M0 4993c6422 0 6189-4993 6189-4993">
          <text:p/>
        </draw:path>
        <draw:path draw:style-name="gr2" draw:text-style-name="P1" draw:layer="layout" svg:width="7.893cm" svg:height="6.933cm" draw:transform="rotate (-2.75517675719825) translate (11.6142720707101cm 15.9318458817944cm)" svg:viewBox="0 0 7894 6934" svg:d="M0 6934c8089 1 7894-6934 7894-6934">
          <text:p/>
        </draw:path>
        <draw:custom-shape draw:style-name="gr8" draw:text-style-name="P3" draw:layer="layout" svg:width="0.254cm" svg:height="0.254cm" draw:transform="rotate (-2.67035375555132) translate (7.589cm 12.501cm)">
          <text:p/>
          <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3" draw:layer="layout" svg:width="0.254cm" svg:height="0.254cm" draw:transform="rotate (-2.89724655831059) translate (6.574cm 14.5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3" draw:layer="layout" svg:width="0.315cm" svg:height="0.254cm" draw:transform="rotate (-2.61799387799149) translate (5.584cm 16.5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3" draw:layer="layout" svg:width="0.315cm" svg:height="0.254cm" draw:transform="rotate (-2.40855436775217) translate (4.437cm 18.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5" draw:layer="layout" svg:width="3.175cm" svg:height="1.673cm" svg:x="9.001cm" svg:y="20.177cm">
          <draw:text-box>
            <text:p text:style-name="P4">Data</text:p>
            <text:p text:style-name="P4">Ingestion</text:p>
          </draw:text-box>
        </draw:frame>
        <draw:custom-shape draw:style-name="gr9" draw:text-style-name="P3" draw:layer="layout" svg:width="0.381cm" svg:height="0.381cm" svg:x="10.398cm" svg:y="19.92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2" draw:style-name="dp1" draw:master-page-name="Default">
        <draw:path draw:style-name="gr10" draw:text-style-name="P1" draw:layer="layout" svg:width="7.196cm" svg:height="7.196cm" svg:x="2.566cm" svg:y="11.838cm" svg:viewBox="0 0 7197 7197" svg:d="M3598 0l3599 7197h-7197zM0 0zM7197 7197z">
          <text:p/>
        </draw:path>
        <draw:line draw:style-name="gr11" draw:text-style-name="P1" draw:layer="layout" svg:x1="3.102cm" svg:y1="17.966cm" svg:x2="9.229cm" svg:y2="17.966cm">
          <text:p/>
        </draw:line>
        <draw:g>
          <draw:polygon draw:style-name="gr12" draw:text-style-name="P3" draw:layer="layout" svg:width="0.031cm" svg:height="0.235cm" svg:x="3.517cm" svg:y="18.193cm" svg:viewBox="0 0 32 236" draw:points="0,236 0,0 32,0 32,236">
            <text:p/>
          </draw:polygon>
          <draw:polygon draw:style-name="gr12" draw:text-style-name="P3" draw:layer="layout" svg:width="0.145cm" svg:height="0.184cm" svg:x="3.604cm" svg:y="18.24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2" draw:text-style-name="P3" draw:layer="layout" svg:width="0.148cm" svg:height="0.186cm" svg:x="3.78cm" svg:y="18.24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087cm" svg:height="0.223cm" svg:x="3.947cm" svg:y="18.20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2" draw:text-style-name="P3" draw:layer="layout" svg:width="0.175cm" svg:height="0.187cm" svg:x="4.052cm" svg:y="18.24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145cm" svg:height="0.184cm" svg:x="4.25cm" svg:y="18.24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2" draw:text-style-name="P3" draw:layer="layout" svg:width="0.087cm" svg:height="0.223cm" svg:x="4.422cm" svg:y="18.20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2" draw:text-style-name="P3" draw:layer="layout" svg:width="0.175cm" svg:height="0.187cm" svg:x="4.528cm" svg:y="18.24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145cm" svg:height="0.184cm" svg:x="4.725cm" svg:y="18.24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ath draw:style-name="gr12" draw:text-style-name="P3" draw:layer="layout" svg:width="0.16cm" svg:height="0.187cm" svg:x="4.907cm" svg:y="18.2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ath draw:style-name="gr12" draw:text-style-name="P3" draw:layer="layout" svg:width="0.161cm" svg:height="0.187cm" svg:x="5.096cm" svg:y="18.244cm" svg:viewBox="0 0 162 188" svg:d="M162 94l-1 11-1 11-1 10-2 9-3 9-2 4-2 4-2 3-2 3-3 4-2 3-3 2-3 3-3 3-3 2-3 2-3 2-4 2-4 1-4 1-4 2-8 1-9 2h-10-5-4l-4-1h-5l-4-1-4-1-4-1-4-2-3-1-4-2-3-2-3-2-3-2-3-3-3-2-3-3-2-3-3-3-2-4-2-3-2-4-2-4-1-4-2-5-1-4-1-5-1-5-1-5v-5l-1-6v-11-12l1-10 2-10 2-9 3-9 3-7 5-7 4-7 6-5 6-5 6-4 8-3 8-3 8-2 9-1h10 5 5l5 1h5l4 1 5 1 4 1 4 2 3 1 4 2 3 2 3 2 4 2 2 3 3 3 3 2 2 3 2 4 2 3 2 4 2 3 1 4 2 4 1 5 1 4 1 5 1 5 1 5 1 10zM130 94v-10l-1-9-1-9v-3l-1-4-1-3-1-4-1-3-1-2-1-3-2-3-1-2-2-2-1-2-2-2-2-1-2-2-2-1-2-2-2-1h-2l-2-1-3-1h-2l-3-1h-2l-3-1h-3-2-3-3l-3 1h-2l-3 1h-2l-3 1-2 1-2 1-3 1-2 1-2 1-2 2-2 2-1 1-2 2-2 3-1 2-1 2-2 3-1 3-1 3-1 3-1 3-1 4v4l-1 4-1 4v9 10 10l1 9v4l1 4v4l1 4 1 3 1 3 1 3 2 3 1 3 1 2 2 3 1 2 2 2 2 2 2 1 1 2 2 1 2 1 2 1 3 1 2 1 2 1h2l3 1h2 3l2 1h3 3l2-1h3 3l2-1h3l2-1 3-1h2l2-2 2-1 2-1 2-2 2-1 2-2 2-2 1-2 2-3 1-2 1-3 2-3 1-3 1-3 1-3v-4l1-4 1-4v-4l1-9z">
            <text:p/>
          </draw:path>
          <draw:polygon draw:style-name="gr12" draw:text-style-name="P3" draw:layer="layout" svg:width="0.145cm" svg:height="0.184cm" svg:x="5.293cm" svg:y="18.248cm" svg:viewBox="0 0 146 185" draw:points="30,0 30,115 30,121 31,127 31,132 32,135 32,137 33,139 33,141 34,143 35,145 36,147 36,148 37,150 38,151 40,153 41,154 42,155 44,156 45,157 47,158 48,158 50,159 52,160 54,160 56,160 58,161 60,161 63,161 68,161 70,161 73,161 75,161 78,160 80,160 82,159 85,158 87,158 89,157 91,155 93,154 95,153 97,152 98,150 100,148 102,147 103,145 105,143 106,141 107,139 108,136 109,134 110,132 111,129 112,126 113,124 113,121 114,118 114,115 114,112 114,108 114,105 114,0 145,0 145,143 145,155 145,166 145,176 145,179 145,180 146,181 117,181 117,181 117,181 117,180 117,177 116,168 116,159 116,150 115,150 113,154 111,158 108,161 106,164 104,166 103,168 102,169 100,170 99,172 97,173 95,174 94,175 92,176 90,177 88,178 86,179 84,180 82,181 80,181 78,182 76,183 73,183 71,184 68,184 63,184 57,185 54,185 50,184 47,184 43,184 40,183 37,182 34,182 31,181 29,180 26,179 24,178 22,176 19,175 17,173 15,171 14,169 12,168 10,165 9,163 7,161 6,158 5,155 4,153 3,150 2,147 2,143 1,140 1,136 0,129 0,121 0,0">
            <text:p/>
          </draw:polygon>
          <draw:polygon draw:style-name="gr12" draw:text-style-name="P3" draw:layer="layout" svg:width="0.148cm" svg:height="0.186cm" svg:x="5.471cm" svg:y="18.24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228cm" svg:height="0.235cm" svg:x="5.756cm" svg:y="18.193cm" svg:viewBox="0 0 229 236" draw:points="200,236 200,79 201,61 201,45 202,28 197,45 192,61 187,75 126,236 104,236 42,75 40,69 38,62 35,55 33,47 27,28 28,47 28,63 28,79 28,236 0,236 0,0 42,0 105,164 108,172 111,183 114,194 115,198 115,200 115,201 116,200 116,198 117,193 120,183 124,172 127,164 188,0 229,0 229,236">
            <text:p/>
          </draw:polygon>
          <draw:path draw:style-name="gr12" draw:text-style-name="P3" draw:layer="layout" svg:width="0.16cm" svg:height="0.187cm" svg:x="6.028cm" svg:y="18.2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ath draw:style-name="gr12" draw:text-style-name="P3" draw:layer="layout" svg:width="0.175cm" svg:height="0.187cm" svg:x="6.218cm" svg:y="18.24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148cm" svg:height="0.186cm" svg:x="6.403cm" svg:y="18.24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145cm" svg:height="0.184cm" svg:x="6.587cm" svg:y="18.248cm" svg:viewBox="0 0 146 185" draw:points="30,0 30,115 30,121 31,127 31,132 32,135 32,137 33,139 33,141 34,143 35,145 36,147 36,148 37,150 38,151 40,153 41,154 42,155 44,156 45,157 47,158 48,158 50,159 52,160 54,160 56,160 58,161 60,161 63,161 68,161 70,161 73,161 75,161 78,160 80,160 82,159 85,158 87,158 89,157 91,155 93,154 95,153 97,152 98,150 100,148 102,147 103,145 105,143 106,141 107,139 108,136 109,134 110,132 111,129 112,126 113,124 113,121 114,118 114,115 114,112 114,108 114,105 114,0 145,0 145,143 145,155 145,166 145,176 145,179 145,180 146,181 117,181 117,181 117,181 117,180 117,177 116,168 116,159 116,150 115,150 113,154 111,158 108,161 106,164 104,166 103,168 102,169 100,170 99,172 97,173 95,174 94,175 92,176 90,177 88,178 86,179 84,180 82,181 80,181 78,182 76,183 73,183 71,184 68,184 63,184 57,185 54,185 50,184 47,184 43,184 40,183 37,182 34,182 31,181 29,180 26,179 24,178 22,176 19,175 17,173 15,171 14,169 12,168 10,165 9,163 7,161 6,158 5,155 4,153 3,150 2,147 2,143 1,140 1,136 0,129 0,121 0,0">
            <text:p/>
          </draw:polygon>
          <draw:polygon draw:style-name="gr12" draw:text-style-name="P3" draw:layer="layout" svg:width="0.085cm" svg:height="0.184cm" svg:x="6.777cm" svg:y="18.244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ath draw:style-name="gr12" draw:text-style-name="P3" draw:layer="layout" svg:width="0.16cm" svg:height="0.187cm" svg:x="6.883cm" svg:y="18.2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239cm" svg:height="0.184cm" svg:x="7.081cm" svg:y="18.244cm" svg:viewBox="0 0 240 185" draw:points="106,185 106,70 106,63 105,58 105,52 104,48 104,45 103,43 102,41 102,40 101,38 100,36 99,35 98,33 97,32 96,31 95,30 94,29 93,28 91,27 90,26 88,26 87,25 85,25 83,24 81,24 79,24 77,23 75,23 73,23 70,23 68,24 66,24 64,24 61,25 59,25 57,26 55,27 53,28 52,29 50,30 48,32 47,33 45,35 44,36 42,38 41,40 40,42 39,44 37,46 36,48 35,51 35,53 34,56 33,58 33,61 32,64 32,67 31,70 31,73 31,80 31,185 1,185 1,42 1,30 1,18 0,9 0,5 0,4 0,3 28,3 28,4 29,4 29,5 29,8 29,16 30,26 30,34 30,34 32,30 34,27 37,23 39,20 40,19 41,17 43,16 44,14 45,13 47,12 48,10 50,9 52,8 53,7 55,6 57,5 59,5 60,4 62,3 64,2 66,2 69,1 71,1 73,1 75,0 78,0 83,0 88,0 93,1 97,1 102,2 106,3 109,5 113,6 116,8 117,9 119,10 120,12 121,13 124,16 126,19 128,22 130,26 131,30 132,34 133,34 135,30 137,27 139,23 142,20 143,19 145,17 146,16 147,14 149,13 150,12 152,10 154,9 155,8 157,7 159,6 161,5 163,5 165,4 167,3 169,2 171,2 173,1 175,1 178,1 180,0 183,0 188,0 191,0 194,0 197,1 201,1 203,1 206,2 209,3 211,4 214,5 216,6 218,7 220,8 222,10 224,11 226,13 228,15 229,17 231,19 232,21 233,24 234,26 235,29 236,32 237,35 238,38 238,41 239,45 239,48 240,56 240,64 240,185 210,185 210,70 210,63 210,58 209,52 209,48 208,45 208,43 207,41 206,40 206,38 205,36 204,35 203,33 202,32 201,31 200,30 199,29 197,28 196,27 194,26 193,26 191,25 189,25 188,24 186,24 184,24 182,23 179,23 177,23 175,23 173,24 170,24 168,24 166,25 164,25 162,26 160,27 158,28 156,29 155,30 153,31 151,33 150,34 148,36 147,38 146,39 144,41 143,43 142,45 141,48 140,50 139,53 138,55 138,58 137,61 137,64 136,67 136,70 136,73 136,80 136,185">
            <text:p/>
          </draw:polygon>
          <draw:path draw:style-name="gr12" draw:text-style-name="P3" draw:layer="layout" svg:width="0.16cm" svg:height="0.187cm" svg:x="7.358cm" svg:y="18.2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145cm" svg:height="0.184cm" svg:x="7.556cm" svg:y="18.24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2" draw:text-style-name="P3" draw:layer="layout" svg:width="0.087cm" svg:height="0.223cm" svg:x="7.728cm" svg:y="18.20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olygon draw:style-name="gr12" draw:text-style-name="P3" draw:layer="layout" svg:width="0.148cm" svg:height="0.186cm" svg:x="7.828cm" svg:y="18.24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15cm" svg:height="0.235cm" svg:x="8.114cm" svg:y="18.193cm" svg:viewBox="0 0 151 236" draw:points="0,236 0,0 32,0 32,210 151,210 151,236">
            <text:p/>
          </draw:polygon>
          <draw:path draw:style-name="gr12" draw:text-style-name="P3" draw:layer="layout" svg:width="0.175cm" svg:height="0.187cm" svg:x="8.29cm" svg:y="18.24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169cm" svg:height="0.251cm" svg:x="8.466cm" svg:y="18.248cm" svg:viewBox="0 0 170 252" draw:points="100,181 97,189 94,197 91,204 87,210 84,217 80,223 78,225 76,228 74,230 72,233 70,235 68,237 66,239 64,241 61,243 59,244 57,246 54,247 52,248 49,249 46,250 43,251 40,251 37,252 34,252 31,252 21,252 19,252 18,252 17,252 16,252 14,251 13,251 10,251 10,228 11,228 12,228 13,228 14,229 16,229 18,229 24,229 28,229 31,228 34,227 37,226 40,225 43,223 46,221 49,219 52,216 55,213 57,210 60,206 62,202 64,198 67,193 69,188 72,180 0,0 32,0 70,100 75,112 80,127 84,141 86,146 86,147 87,148 87,147 88,146 89,141 93,129 98,115 103,104 138,0 170,0">
            <text:p/>
          </draw:polygon>
          <draw:path draw:style-name="gr12" draw:text-style-name="P3" draw:layer="layout" svg:width="0.16cm" svg:height="0.187cm" svg:x="8.651cm" svg:y="18.2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085cm" svg:height="0.184cm" svg:x="8.849cm" svg:y="18.244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olygon draw:style-name="gr12" draw:text-style-name="P3" draw:layer="layout" svg:width="0.09cm" svg:height="0.318cm" svg:x="5.905cm" svg:y="18.564cm" svg:viewBox="0 0 91 319" draw:points="0,159 0,148 1,137 2,126 4,115 6,104 8,94 11,84 15,74 19,64 23,55 28,45 34,36 40,27 47,18 54,9 62,0 91,0 83,9 76,18 70,27 64,36 58,45 53,55 49,65 45,74 41,84 38,94 36,105 34,115 32,126 31,137 31,148 30,160 31,171 31,183 32,194 34,204 36,215 38,225 41,235 45,245 49,255 53,265 58,274 64,283 70,293 76,302 83,311 91,319 62,319 54,311 47,302 40,293 34,283 28,274 23,265 19,255 15,245 11,236 8,225 6,215 4,205 2,194 1,183 0,172 0,160">
            <text:p/>
          </draw:polygon>
          <draw:polygon draw:style-name="gr12" draw:text-style-name="P3" draw:layer="layout" svg:width="0.031cm" svg:height="0.235cm" svg:x="6.03cm" svg:y="18.576cm" svg:viewBox="0 0 32 236" draw:points="0,236 0,0 32,0 32,236">
            <text:p/>
          </draw:polygon>
          <draw:polygon draw:style-name="gr12" draw:text-style-name="P3" draw:layer="layout" svg:width="0.228cm" svg:height="0.235cm" svg:x="6.122cm" svg:y="18.576cm" svg:viewBox="0 0 229 236" draw:points="200,236 200,79 201,61 201,45 202,28 197,45 192,61 187,75 126,236 104,236 42,75 40,69 38,62 35,55 33,47 27,28 28,47 28,63 28,79 28,236 0,236 0,0 42,0 105,164 108,172 111,183 114,194 115,198 115,200 115,201 116,200 116,198 117,193 120,183 124,172 127,164 188,0 229,0 229,236">
            <text:p/>
          </draw:polygon>
          <draw:polygon draw:style-name="gr12" draw:text-style-name="P3" draw:layer="layout" svg:width="0.15cm" svg:height="0.235cm" svg:x="6.408cm" svg:y="18.576cm" svg:viewBox="0 0 151 236" draw:points="0,236 0,0 32,0 32,210 151,210 151,236">
            <text:p/>
          </draw:polygon>
          <draw:polygon draw:style-name="gr12" draw:text-style-name="P3" draw:layer="layout" svg:width="0.09cm" svg:height="0.318cm" svg:x="6.571cm" svg:y="18.564cm" svg:viewBox="0 0 91 319" draw:points="91,160 91,172 90,183 89,194 87,205 85,215 83,225 80,236 76,245 72,255 68,265 63,274 57,283 51,293 44,302 37,311 29,319 0,319 8,311 15,302 21,293 27,283 33,274 38,265 42,255 46,245 49,235 52,225 55,215 57,204 59,194 60,183 60,171 61,160 60,148 60,137 59,126 57,115 55,105 52,94 49,84 46,74 42,65 38,55 33,45 27,36 21,27 15,18 8,9 0,0 29,0 37,9 44,18 51,27 57,36 63,45 68,55 72,64 76,74 80,84 83,94 85,104 87,115 89,126 90,137 91,148 91,159">
            <text:p/>
          </draw:polygon>
        </draw:g>
        <draw:g>
          <draw:path draw:style-name="gr12" draw:text-style-name="P3" draw:layer="layout" svg:width="0.226cm" svg:height="0.235cm" svg:x="3.648cm" svg:y="17.105cm" svg:viewBox="0 0 227 236" svg:d="M195 236l-27-69h-108l-27 69h-33l96-236h37l94 236zM128 64l-5-13-5-13-3-9-1-3v-1-1 1l-1 1-1 3-3 9-4 13-5 14-30 77h88z">
            <text:p/>
          </draw:path>
          <draw:path draw:style-name="gr12" draw:text-style-name="P3" draw:layer="layout" svg:width="0.153cm" svg:height="0.254cm" svg:x="3.89cm" svg:y="17.157cm" svg:viewBox="0 0 154 255" svg:d="M77 255h-7l-7-1h-4l-3-1h-3l-3-1-3-1-3-1-3-1-2-1-3-1-2-1-3-2-2-1-2-2-2-1-2-2-2-2-1-1-2-2-1-2-2-2-1-2-1-2-1-3-1-2-1-2-1-3-1-2v-3l30-4 1 3 1 3 1 3 2 2 1 3 2 2 3 2 2 2 3 1 3 1 3 2 3 1h3l4 1h4 4 3 2 3 2l2-1h2l3-1 2-1h2l2-1 2-1 1-1 2-1 2-2 1-1 2-2 1-1 2-2 1-2 1-2 1-2 1-2 1-3 1-2 1-3v-2l1-3v-3l1-3v-4-7-29l-2 4-2 3-2 3-2 3-2 2-1 1-1 2-2 1-1 2-2 1-2 1-2 2-1 1-2 1-2 1-2 1-2 1-2 1-3 1h-2l-2 1-3 1h-2l-3 1h-3-3-2-3-5-4l-4-1h-3l-4-1-3-1-4-1-3-2-3-1-3-2-3-2-2-2-3-2-2-2-2-3-2-3-2-3-2-3-1-3-2-4-1-3-1-4-1-4-1-5-2-8-1-10-1-10v-11-11l1-10 1-9 2-9 1-5 1-4 1-4 1-4 2-3 2-4 1-3 2-3 2-3 3-3 2-2 3-3 2-2 3-2 3-2 3-2 4-1 3-1 4-1 4-1 4-1 4-1h4 5 5l4 1h5l4 1 4 1 4 2 4 2 3 2 4 2 3 3 3 2 3 3 2 4 3 3 2 4 2 4 1-10v-9l1-8v-2-1-1h29v1 1 3l-1 9v11 13 138 9l-1 9-2 8-2 7-1 4-1 3-2 3-1 3-2 3-2 3-2 3-3 2-2 2-3 3-2 2-3 1-3 2-3 2-4 1-3 1-8 3-8 1-8 1zM123 93v-9-4l-1-4v-4l-1-4-1-4-1-3-1-3-1-3-1-3-2-3-1-3-2-2-1-3-2-2-1-2-2-2-2-2-2-1-2-2-2-1-2-1-2-2h-2l-2-1-3-1-2-1h-2-2-2l-3-1-3 1h-2-3-2l-3 1-2 1-2 1h-3l-2 2-1 1-2 1-2 2-2 1-1 2-2 2-1 2-2 2-1 3-1 2-1 3-1 3-1 3-1 3v3l-1 7-1 8-1 8v9 10l1 8 1 8 1 7v4l1 3 1 3 1 2 1 3 1 2 1 3 2 2 1 2 2 2 1 1 2 2 1 1 2 1 2 2h2l2 1 3 1 2 1h2 3l2 1h3 3 2 2l3-1h2l2-1h2l2-1 2-1 3-1 2-1 2-1 2-2 2-1 1-2 2-2 2-2 2-2 1-3 2-2 1-3 1-2 2-3 1-3 1-4 1-3 1-4 1-3v-4l1-4v-5z">
            <text:p/>
          </draw:path>
          <draw:path draw:style-name="gr12" draw:text-style-name="P3" draw:layer="layout" svg:width="0.153cm" svg:height="0.254cm" svg:x="4.079cm" svg:y="17.157cm" svg:viewBox="0 0 154 255" svg:d="M77 255h-7l-7-1h-4l-3-1h-3l-3-1-3-1-3-1-3-1-2-1-3-1-2-1-3-2-2-1-2-2-2-1-2-2-2-2-1-1-2-2-1-2-2-2-1-2-1-2-1-3-1-2-1-2-1-3-1-2v-3l30-4 1 3 1 3 1 3 2 2 1 3 2 2 3 2 2 2 3 1 3 1 3 2 3 1h3l4 1h4 4 3 2 3 2l2-1h2l3-1 2-1h2l2-1 2-1 1-1 2-1 2-2 1-1 2-2 1-1 2-2 1-2 1-2 1-2 1-2 1-3 1-2 1-3v-2l1-3v-3l1-3v-4-7-29l-2 4-2 3-2 3-2 3-2 2-1 1-1 2-2 1-1 2-2 1-2 1-2 2-1 1-2 1-2 1-2 1-2 1-2 1-3 1h-2l-2 1-3 1h-2l-3 1h-3-3-2-3-5-4l-4-1h-3l-4-1-3-1-4-1-3-2-3-1-3-2-3-2-2-2-3-2-2-2-2-3-2-3-2-3-2-3-1-3-2-4-1-3-1-4-1-4-1-5-2-8-1-10-1-10v-11-11l1-10 1-9 2-9 1-5 1-4 1-4 1-4 2-3 2-4 1-3 2-3 2-3 3-3 2-2 3-3 2-2 3-2 3-2 3-2 4-1 3-1 4-1 4-1 4-1 4-1h4 5 5l4 1h5l4 1 4 1 4 2 4 2 3 2 4 2 3 3 3 2 3 3 2 4 3 3 2 4 2 4 1-10v-9l1-8v-2-1-1h29v1 1 3l-1 9v11 13 138 9l-1 9-2 8-2 7-1 4-1 3-2 3-1 3-2 3-2 3-2 3-3 2-2 2-3 3-2 2-3 1-3 2-3 2-4 1-3 1-8 3-8 1-8 1zM123 93v-9-4l-1-4v-4l-1-4-1-4-1-3-1-3-1-3-1-3-2-3-1-3-2-2-1-3-2-2-1-2-2-2-2-2-2-1-2-2-2-1-2-1-2-2h-2l-2-1-3-1-2-1h-2-2-2l-3-1-3 1h-2-3-2l-3 1-2 1-2 1h-3l-2 2-1 1-2 1-2 2-2 1-1 2-2 2-1 2-2 2-1 3-1 2-1 3-1 3-1 3-1 3v3l-1 7-1 8-1 8v9 10l1 8 1 8 1 7v4l1 3 1 3 1 2 1 3 1 2 1 3 2 2 1 2 2 2 1 1 2 2 1 1 2 1 2 2h2l2 1 3 1 2 1h2 3l2 1h3 3 2 2l3-1h2l2-1h2l2-1 2-1 3-1 2-1 2-1 2-2 2-1 1-2 2-2 2-2 2-2 1-3 2-2 1-3 1-2 2-3 1-3 1-4 1-3 1-4 1-3v-4l1-4v-5z">
            <text:p/>
          </draw:path>
          <draw:polygon draw:style-name="gr12" draw:text-style-name="P3" draw:layer="layout" svg:width="0.085cm" svg:height="0.184cm" svg:x="4.277cm" svg:y="17.156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ath draw:style-name="gr12" draw:text-style-name="P3" draw:layer="layout" svg:width="0.16cm" svg:height="0.187cm" svg:x="4.383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ath draw:style-name="gr12" draw:text-style-name="P3" draw:layer="layout" svg:width="0.153cm" svg:height="0.254cm" svg:x="4.573cm" svg:y="17.157cm" svg:viewBox="0 0 154 255" svg:d="M77 255h-7l-7-1h-4l-3-1h-3l-3-1-3-1-3-1-3-1-2-1-3-1-2-1-3-2-2-1-2-2-2-1-2-2-2-2-1-1-2-2-1-2-2-2-1-2-1-2-1-3-1-2-1-2-1-3-1-2v-3l30-4 1 3 1 3 1 3 2 2 1 3 2 2 3 2 2 2 3 1 3 1 3 2 3 1h3l4 1h4 4 3 2 3 2l2-1h2l3-1 2-1h2l2-1 2-1 1-1 2-1 2-2 1-1 2-2 1-1 2-2 1-2 1-2 1-2 1-2 1-3 1-2 1-3v-2l1-3v-3l1-3v-4-7-29l-2 4-2 3-2 3-2 3-2 2-1 1-1 2-2 1-1 2-2 1-2 1-2 2-1 1-2 1-2 1-2 1-2 1-2 1-3 1h-2l-2 1-3 1h-2l-3 1h-3-3-2-3-5-4l-4-1h-3l-4-1-3-1-4-1-3-2-3-1-3-2-3-2-2-2-3-2-2-2-2-3-2-3-2-3-2-3-1-3-2-4-1-3-1-4-1-4-1-5-2-8-1-10-1-10v-11-11l1-10 1-9 2-9 1-5 1-4 1-4 1-4 2-3 2-4 1-3 2-3 2-3 3-3 2-2 3-3 2-2 3-2 3-2 3-2 4-1 3-1 4-1 4-1 4-1 4-1h4 5 5l4 1h5l4 1 4 1 4 2 4 2 3 2 4 2 3 3 3 2 3 3 2 4 3 3 2 4 2 4 1-10v-9l1-8v-2-1-1h29v1 1 3l-1 9v11 13 138 9l-1 9-2 8-2 7-1 4-1 3-2 3-1 3-2 3-2 3-2 3-3 2-2 2-3 3-2 2-3 1-3 2-3 2-4 1-3 1-8 3-8 1-8 1zM123 93v-9-4l-1-4v-4l-1-4-1-4-1-3-1-3-1-3-1-3-2-3-1-3-2-2-1-3-2-2-1-2-2-2-2-2-2-1-2-2-2-1-2-1-2-2h-2l-2-1-3-1-2-1h-2-2-2l-3-1-3 1h-2-3-2l-3 1-2 1-2 1h-3l-2 2-1 1-2 1-2 2-2 1-1 2-2 2-1 2-2 2-1 3-1 2-1 3-1 3-1 3-1 3v3l-1 7-1 8-1 8v9 10l1 8 1 8 1 7v4l1 3 1 3 1 2 1 3 1 2 1 3 2 2 1 2 2 2 1 1 2 2 1 1 2 1 2 2h2l2 1 3 1 2 1h2 3l2 1h3 3 2 2l3-1h2l2-1h2l2-1 2-1 3-1 2-1 2-1 2-2 2-1 1-2 2-2 2-2 2-2 1-3 2-2 1-3 1-2 2-3 1-3 1-4 1-3 1-4 1-3v-4l1-4v-5z">
            <text:p/>
          </draw:path>
          <draw:path draw:style-name="gr12" draw:text-style-name="P3" draw:layer="layout" svg:width="0.175cm" svg:height="0.187cm" svg:x="4.762cm" svg:y="17.156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087cm" svg:height="0.223cm" svg:x="4.943cm" svg:y="17.119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2" draw:text-style-name="P3" draw:layer="layout" svg:width="0.16cm" svg:height="0.187cm" svg:x="5.048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228cm" svg:height="0.235cm" svg:x="5.347cm" svg:y="17.105cm" svg:viewBox="0 0 229 236" draw:points="200,236 200,79 201,61 201,45 202,28 197,45 192,61 187,75 126,236 104,236 42,75 40,69 38,62 35,55 33,47 27,28 28,47 28,63 28,79 28,236 0,236 0,0 42,0 105,164 108,172 111,183 114,194 115,198 115,200 115,201 116,200 116,198 117,193 120,183 124,172 127,164 188,0 229,0 229,236">
            <text:p/>
          </draw:polygon>
          <draw:path draw:style-name="gr12" draw:text-style-name="P3" draw:layer="layout" svg:width="0.16cm" svg:height="0.187cm" svg:x="5.619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ath draw:style-name="gr12" draw:text-style-name="P3" draw:layer="layout" svg:width="0.175cm" svg:height="0.187cm" svg:x="5.809cm" svg:y="17.156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148cm" svg:height="0.186cm" svg:x="5.994cm" svg:y="17.157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145cm" svg:height="0.184cm" svg:x="6.177cm" svg:y="17.16cm" svg:viewBox="0 0 146 185" draw:points="30,0 30,115 30,121 31,127 31,132 32,135 32,137 33,139 33,141 34,143 35,145 36,147 36,148 37,150 38,151 40,153 41,154 42,155 44,156 45,157 47,158 48,158 50,159 52,160 54,160 56,160 58,161 60,161 63,161 68,161 70,161 73,161 75,161 78,160 80,160 82,159 85,158 87,158 89,157 91,155 93,154 95,153 97,152 98,150 100,148 102,147 103,145 105,143 106,141 107,139 108,136 109,134 110,132 111,129 112,126 113,124 113,121 114,118 114,115 114,112 114,108 114,105 114,0 145,0 145,143 145,155 145,166 145,176 145,179 145,180 146,181 117,181 117,181 117,181 117,180 117,177 116,168 116,159 116,150 115,150 113,154 111,158 108,161 106,164 104,166 103,168 102,169 100,170 99,172 97,173 95,174 94,175 92,176 90,177 88,178 86,179 84,180 82,181 80,181 78,182 76,183 73,183 71,184 68,184 63,184 57,185 54,185 50,184 47,184 43,184 40,183 37,182 34,182 31,181 29,180 26,179 24,178 22,176 19,175 17,173 15,171 14,169 12,168 10,165 9,163 7,161 6,158 5,155 4,153 3,150 2,147 2,143 1,140 1,136 0,129 0,121 0,0">
            <text:p/>
          </draw:polygon>
          <draw:polygon draw:style-name="gr12" draw:text-style-name="P3" draw:layer="layout" svg:width="0.085cm" svg:height="0.184cm" svg:x="6.368cm" svg:y="17.156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ath draw:style-name="gr12" draw:text-style-name="P3" draw:layer="layout" svg:width="0.16cm" svg:height="0.187cm" svg:x="6.474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239cm" svg:height="0.184cm" svg:x="6.672cm" svg:y="17.156cm" svg:viewBox="0 0 240 185" draw:points="106,185 106,70 106,63 105,58 105,52 104,48 104,45 103,43 102,41 102,40 101,38 100,36 99,35 98,33 97,32 96,31 95,30 94,29 93,28 91,27 90,26 88,26 87,25 85,25 83,24 81,24 79,24 77,23 75,23 73,23 70,23 68,24 66,24 64,24 61,25 59,25 57,26 55,27 53,28 52,29 50,30 48,32 47,33 45,35 44,36 42,38 41,40 40,42 39,44 37,46 36,48 35,51 35,53 34,56 33,58 33,61 32,64 32,67 31,70 31,73 31,80 31,185 1,185 1,42 1,30 1,18 0,9 0,5 0,4 0,3 28,3 28,4 29,4 29,5 29,8 29,16 30,26 30,34 30,34 32,30 34,27 37,23 39,20 40,19 41,17 43,16 44,14 45,13 47,12 48,10 50,9 52,8 53,7 55,6 57,5 59,5 60,4 62,3 64,2 66,2 69,1 71,1 73,1 75,0 78,0 83,0 88,0 93,1 97,1 102,2 106,3 109,5 113,6 116,8 117,9 119,10 120,12 121,13 124,16 126,19 128,22 130,26 131,30 132,34 133,34 135,30 137,27 139,23 142,20 143,19 145,17 146,16 147,14 149,13 150,12 152,10 154,9 155,8 157,7 159,6 161,5 163,5 165,4 167,3 169,2 171,2 173,1 175,1 178,1 180,0 183,0 188,0 191,0 194,0 197,1 201,1 203,1 206,2 209,3 211,4 214,5 216,6 218,7 220,8 222,10 224,11 226,13 228,15 229,17 231,19 232,21 233,24 234,26 235,29 236,32 237,35 238,38 238,41 239,45 239,48 240,56 240,64 240,185 210,185 210,70 210,63 210,58 209,52 209,48 208,45 208,43 207,41 206,40 206,38 205,36 204,35 203,33 202,32 201,31 200,30 199,29 197,28 196,27 194,26 193,26 191,25 189,25 188,24 186,24 184,24 182,23 179,23 177,23 175,23 173,24 170,24 168,24 166,25 164,25 162,26 160,27 158,28 156,29 155,30 153,31 151,33 150,34 148,36 147,38 146,39 144,41 143,43 142,45 141,48 140,50 139,53 138,55 138,58 137,61 137,64 136,67 136,70 136,73 136,80 136,185">
            <text:p/>
          </draw:polygon>
          <draw:path draw:style-name="gr12" draw:text-style-name="P3" draw:layer="layout" svg:width="0.16cm" svg:height="0.187cm" svg:x="6.949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145cm" svg:height="0.184cm" svg:x="7.147cm" svg:y="17.156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2" draw:text-style-name="P3" draw:layer="layout" svg:width="0.087cm" svg:height="0.223cm" svg:x="7.319cm" svg:y="17.119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olygon draw:style-name="gr12" draw:text-style-name="P3" draw:layer="layout" svg:width="0.148cm" svg:height="0.186cm" svg:x="7.419cm" svg:y="17.157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15cm" svg:height="0.235cm" svg:x="7.705cm" svg:y="17.105cm" svg:viewBox="0 0 151 236" draw:points="0,236 0,0 32,0 32,210 151,210 151,236">
            <text:p/>
          </draw:polygon>
          <draw:path draw:style-name="gr12" draw:text-style-name="P3" draw:layer="layout" svg:width="0.175cm" svg:height="0.187cm" svg:x="7.881cm" svg:y="17.156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169cm" svg:height="0.251cm" svg:x="8.057cm" svg:y="17.16cm" svg:viewBox="0 0 170 252" draw:points="100,181 97,189 94,197 91,204 87,210 84,217 80,223 78,225 76,228 74,230 72,233 70,235 68,237 66,239 64,241 61,243 59,244 57,246 54,247 52,248 49,249 46,250 43,251 40,251 37,252 34,252 31,252 21,252 19,252 18,252 17,252 16,252 14,251 13,251 10,251 10,228 11,228 12,228 13,228 14,229 16,229 18,229 24,229 28,229 31,228 34,227 37,226 40,225 43,223 46,221 49,219 52,216 55,213 57,210 60,206 62,202 64,198 67,193 69,188 72,180 0,0 32,0 70,100 75,112 80,127 84,141 86,146 86,147 87,148 87,147 88,146 89,141 93,129 98,115 103,104 138,0 170,0">
            <text:p/>
          </draw:polygon>
          <draw:path draw:style-name="gr12" draw:text-style-name="P3" draw:layer="layout" svg:width="0.16cm" svg:height="0.187cm" svg:x="8.242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085cm" svg:height="0.184cm" svg:x="8.44cm" svg:y="17.156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olygon draw:style-name="gr12" draw:text-style-name="P3" draw:layer="layout" svg:width="0.148cm" svg:height="0.186cm" svg:x="8.541cm" svg:y="17.157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09cm" svg:height="0.318cm" svg:x="5.779cm" svg:y="17.476cm" svg:viewBox="0 0 91 319" draw:points="0,159 0,148 1,137 2,126 4,115 6,104 8,94 11,84 15,74 19,64 23,55 28,45 34,36 40,27 47,18 54,9 62,0 91,0 83,9 76,18 70,27 64,36 58,45 53,55 49,65 45,74 41,84 38,94 36,105 34,115 32,126 31,137 31,148 30,160 31,171 31,183 32,194 34,204 36,215 38,225 41,235 45,245 49,255 53,265 58,274 64,283 70,293 76,302 83,311 91,319 62,319 54,311 47,302 40,293 34,283 28,274 23,265 19,255 15,245 11,236 8,225 6,215 4,205 2,194 1,183 0,172 0,160">
            <text:p/>
          </draw:polygon>
          <draw:path draw:style-name="gr12" draw:text-style-name="P3" draw:layer="layout" svg:width="0.226cm" svg:height="0.235cm" svg:x="5.873cm" svg:y="17.489cm" svg:viewBox="0 0 227 236" svg:d="M195 236l-27-69h-108l-27 69h-33l96-236h37l94 236zM128 64l-5-13-5-13-3-9-1-3v-1-1 1l-1 1-1 3-3 9-4 13-5 14-30 77h88z">
            <text:p/>
          </draw:path>
          <draw:polygon draw:style-name="gr12" draw:text-style-name="P3" draw:layer="layout" svg:width="0.228cm" svg:height="0.235cm" svg:x="6.129cm" svg:y="17.489cm" svg:viewBox="0 0 229 236" draw:points="200,236 200,79 201,61 201,45 202,28 197,45 192,61 187,75 126,236 104,236 42,75 40,69 38,62 35,55 33,47 27,28 28,47 28,63 28,79 28,236 0,236 0,0 42,0 105,164 108,172 111,183 114,194 115,198 115,200 115,201 116,200 116,198 117,193 120,183 124,172 127,164 188,0 229,0 229,236">
            <text:p/>
          </draw:polygon>
          <draw:polygon draw:style-name="gr12" draw:text-style-name="P3" draw:layer="layout" svg:width="0.15cm" svg:height="0.235cm" svg:x="6.414cm" svg:y="17.489cm" svg:viewBox="0 0 151 236" draw:points="0,236 0,0 32,0 32,210 151,210 151,236">
            <text:p/>
          </draw:polygon>
          <draw:polygon draw:style-name="gr12" draw:text-style-name="P3" draw:layer="layout" svg:width="0.148cm" svg:height="0.186cm" svg:x="6.586cm" svg:y="17.54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09cm" svg:height="0.318cm" svg:x="6.749cm" svg:y="17.476cm" svg:viewBox="0 0 91 319" draw:points="91,160 91,172 90,183 89,194 87,205 85,215 83,225 80,236 76,245 72,255 68,265 63,274 57,283 51,293 44,302 37,311 29,319 0,319 8,311 15,302 21,293 27,283 33,274 38,265 42,255 46,245 49,235 52,225 55,215 57,204 59,194 60,183 60,171 61,160 60,148 60,137 59,126 57,115 55,105 52,94 49,84 46,74 42,65 38,55 33,45 27,36 21,27 15,18 8,9 0,0 29,0 37,9 44,18 51,27 57,36 63,45 68,55 72,64 76,74 80,84 83,94 85,104 87,115 89,126 90,137 91,148 91,159">
            <text:p/>
          </draw:polygon>
        </draw:g>
        <draw:line draw:style-name="gr11" draw:text-style-name="P1" draw:layer="layout" svg:x1="3.719cm" svg:y1="16.732cm" svg:x2="8.613cm" svg:y2="16.732cm">
          <text:p/>
        </draw:line>
        <draw:line draw:style-name="gr11" draw:text-style-name="P1" draw:layer="layout" svg:x1="4.788cm" svg:y1="14.608cm" svg:x2="7.543cm" svg:y2="14.608cm">
          <text:p/>
        </draw:line>
        <draw:line draw:style-name="gr11" draw:text-style-name="P1" draw:layer="layout" svg:x1="4.227cm" svg:y1="15.704cm" svg:x2="8.106cm" svg:y2="15.704cm">
          <text:p/>
        </draw:line>
        <draw:g>
          <draw:path draw:style-name="gr12" draw:text-style-name="P3" draw:layer="layout" svg:width="0.181cm" svg:height="0.235cm" svg:x="5.296cm" svg:y="13.652cm" svg:viewBox="0 0 182 236" svg:d="M182 71v4 4 3l-1 4-1 3v4l-2 3-1 4-1 3-2 3-1 3-2 3-2 3-2 3-2 2-3 3-3 2-2 3-3 2-3 2-4 2-3 1-4 2-3 1-4 2-4 1-4 1-5 1h-4l-5 1h-5-5-69v92h-32v-236h99 5 5l5 1h5l4 1 5 1 4 1 4 1 4 1 3 2 4 2 3 1 3 2 3 2 3 2 3 3 2 2 2 2 3 3 2 3 2 3 1 3 2 3 1 3 1 3 1 4 1 3 1 4 1 3v4 4zM150 71v-5l-1-5v-3l-1-2v-2l-1-2-1-2-1-2-1-2-1-2-2-2-1-2-2-1-1-2-2-1-2-1-2-2-2-1-2-1-3-1-5-1-5-2-6-1h-6-7-63v93h65 6l7-1 5-1 6-1 5-2 2-1 2-1 2-1 2-2 2-1 1-1 2-2 1-2 2-1 1-2 1-2 1-2 1-2 1-2 1-3v-2l1-5 1-5z">
            <text:p/>
          </draw:path>
          <draw:polygon draw:style-name="gr12" draw:text-style-name="P3" draw:layer="layout" svg:width="0.144cm" svg:height="0.248cm" svg:x="5.52cm" svg:y="13.64cm" svg:viewBox="0 0 145 249" draw:points="29,98 32,94 35,90 37,86 39,84 40,83 42,81 43,80 45,78 46,77 48,76 50,74 51,73 53,72 55,71 57,70 59,69 60,69 62,68 64,67 66,67 68,66 71,66 73,65 77,65 82,64 87,64 91,64 95,64 99,65 103,65 106,66 110,67 113,68 116,69 118,70 121,71 123,73 126,74 128,76 130,78 132,80 133,82 135,84 136,86 138,89 139,91 140,94 141,96 141,99 142,102 143,108 144,114 144,121 145,128 145,249 114,249 114,134 114,128 114,123 113,118 113,114 112,111 112,109 111,107 111,106 110,104 109,102 108,101 107,99 106,98 105,96 104,95 103,94 101,93 100,92 98,91 96,90 94,90 92,89 90,89 88,88 85,88 83,88 80,87 77,87 74,87 72,88 69,88 67,88 64,89 62,90 60,90 58,91 56,92 53,93 52,95 50,96 48,97 46,99 44,100 43,102 41,104 40,106 39,108 37,110 36,112 35,114 34,117 33,119 33,122 32,124 31,127 31,130 31,133 30,136 30,139 30,142 30,249 0,249 0,0 30,0 30,65 30,76 30,86 29,94 29,97">
            <text:p/>
          </draw:polygon>
          <draw:path draw:style-name="gr12" draw:text-style-name="P3" draw:layer="layout" svg:width="0.16cm" svg:height="0.187cm" svg:x="5.701cm" svg:y="13.703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145cm" svg:height="0.184cm" svg:x="5.898cm" svg:y="13.70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ath draw:style-name="gr12" draw:text-style-name="P3" draw:layer="layout" svg:width="0.161cm" svg:height="0.187cm" svg:x="6.079cm" svg:y="13.703cm" svg:viewBox="0 0 162 188" svg:d="M162 94l-1 11-1 11-1 10-2 9-3 9-2 4-2 4-2 3-2 3-3 4-2 3-3 2-3 3-3 3-3 2-3 2-3 2-4 2-4 1-4 1-4 2-8 1-9 2h-10-5-4l-4-1h-5l-4-1-4-1-4-1-4-2-3-1-4-2-3-2-3-2-3-2-3-3-3-2-3-3-2-3-3-3-2-4-2-3-2-4-2-4-1-4-2-5-1-4-1-5-1-5-1-5v-5l-1-6v-11-12l1-10 2-10 2-9 3-9 3-7 5-7 4-7 6-5 6-5 6-4 8-3 8-3 8-2 9-1h10 5 5l5 1h5l4 1 5 1 4 1 4 2 3 1 4 2 3 2 3 2 4 2 2 3 3 3 3 2 2 3 2 4 2 3 2 4 2 3 1 4 2 4 1 5 1 4 1 5 1 5 1 5 1 10zM130 94v-10l-1-9-1-9v-3l-1-4-1-3-1-4-1-3-1-2-1-3-2-3-1-2-2-2-1-2-2-2-2-1-2-2-2-1-2-2-2-1h-2l-2-1-3-1h-2l-3-1h-2l-3-1h-3-2-3-3l-3 1h-2l-3 1h-2l-3 1-2 1-2 1-3 1-2 1-2 1-2 2-2 2-1 1-2 2-2 3-1 2-1 2-2 3-1 3-1 3-1 3-1 3-1 4v4l-1 4-1 4v9 10 10l1 9v4l1 4v4l1 4 1 3 1 3 1 3 2 3 1 3 1 2 2 3 1 2 2 2 2 2 2 1 1 2 2 1 2 1 2 1 3 1 2 1 2 1h2l3 1h2 3l2 1h3 3l2-1h3 3l2-1h3l2-1 3-1h2l2-2 2-1 2-1 2-2 2-1 2-2 2-2 1-2 2-3 1-2 1-3 2-3 1-3 1-3 1-3v-4l1-4 1-4v-4l1-9z">
            <text:p/>
          </draw:path>
          <draw:polygon draw:style-name="gr12" draw:text-style-name="P3" draw:layer="layout" svg:width="0.239cm" svg:height="0.184cm" svg:x="6.278cm" svg:y="13.704cm" svg:viewBox="0 0 240 185" draw:points="106,185 106,70 106,63 105,58 105,52 104,48 104,45 103,43 102,41 102,40 101,38 100,36 99,35 98,33 97,32 96,31 95,30 94,29 93,28 91,27 90,26 88,26 87,25 85,25 83,24 81,24 79,24 77,23 75,23 73,23 70,23 68,24 66,24 64,24 61,25 59,25 57,26 55,27 53,28 52,29 50,30 48,32 47,33 45,35 44,36 42,38 41,40 40,42 39,44 37,46 36,48 35,51 35,53 34,56 33,58 33,61 32,64 32,67 31,70 31,73 31,80 31,185 1,185 1,42 1,30 1,18 0,9 0,5 0,4 0,3 28,3 28,4 29,4 29,5 29,8 29,16 30,26 30,34 30,34 32,30 34,27 37,23 39,20 40,19 41,17 43,16 44,14 45,13 47,12 48,10 50,9 52,8 53,7 55,6 57,5 59,5 60,4 62,3 64,2 66,2 69,1 71,1 73,1 75,0 78,0 83,0 88,0 93,1 97,1 102,2 106,3 109,5 113,6 116,8 117,9 119,10 120,12 121,13 124,16 126,19 128,22 130,26 131,30 132,34 133,34 135,30 137,27 139,23 142,20 143,19 145,17 146,16 147,14 149,13 150,12 152,10 154,9 155,8 157,7 159,6 161,5 163,5 165,4 167,3 169,2 171,2 173,1 175,1 178,1 180,0 183,0 188,0 191,0 194,0 197,1 201,1 203,1 206,2 209,3 211,4 214,5 216,6 218,7 220,8 222,10 224,11 226,13 228,15 229,17 231,19 232,21 233,24 234,26 235,29 236,32 237,35 238,38 238,41 239,45 239,48 240,56 240,64 240,185 210,185 210,70 210,63 210,58 209,52 209,48 208,45 208,43 207,41 206,40 206,38 205,36 204,35 203,33 202,32 201,31 200,30 199,29 197,28 196,27 194,26 193,26 191,25 189,25 188,24 186,24 184,24 182,23 179,23 177,23 175,23 173,24 170,24 168,24 166,25 164,25 162,26 160,27 158,28 156,29 155,30 153,31 151,33 150,34 148,36 147,38 146,39 144,41 143,43 142,45 141,48 140,50 139,53 138,55 138,58 137,61 137,64 136,67 136,70 136,73 136,80 136,185">
            <text:p/>
          </draw:polygon>
          <draw:path draw:style-name="gr12" draw:text-style-name="P3" draw:layer="layout" svg:width="0.16cm" svg:height="0.187cm" svg:x="6.555cm" svg:y="13.703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145cm" svg:height="0.184cm" svg:x="6.753cm" svg:y="13.70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ath draw:style-name="gr12" draw:text-style-name="P3" draw:layer="layout" svg:width="0.175cm" svg:height="0.187cm" svg:x="6.934cm" svg:y="13.70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15cm" svg:height="0.235cm" svg:x="5.488cm" svg:y="14.036cm" svg:viewBox="0 0 151 236" draw:points="0,236 0,0 32,0 32,210 151,210 151,236">
            <text:p/>
          </draw:polygon>
          <draw:path draw:style-name="gr12" draw:text-style-name="P3" draw:layer="layout" svg:width="0.175cm" svg:height="0.187cm" svg:x="5.664cm" svg:y="14.087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169cm" svg:height="0.251cm" svg:x="5.84cm" svg:y="14.091cm" svg:viewBox="0 0 170 252" draw:points="100,181 97,189 94,197 91,204 87,210 84,217 80,223 78,225 76,228 74,230 72,233 70,235 68,237 66,239 64,241 61,243 59,244 57,246 54,247 52,248 49,249 46,250 43,251 40,251 37,252 34,252 31,252 21,252 19,252 18,252 17,252 16,252 14,251 13,251 10,251 10,228 11,228 12,228 13,228 14,229 16,229 18,229 24,229 28,229 31,228 34,227 37,226 40,225 43,223 46,221 49,219 52,216 55,213 57,210 60,206 62,202 64,198 67,193 69,188 72,180 0,0 32,0 70,100 75,112 80,127 84,141 86,146 86,147 87,148 87,147 88,146 89,141 93,129 98,115 103,104 138,0 170,0">
            <text:p/>
          </draw:polygon>
          <draw:path draw:style-name="gr12" draw:text-style-name="P3" draw:layer="layout" svg:width="0.16cm" svg:height="0.187cm" svg:x="6.025cm" svg:y="14.087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085cm" svg:height="0.184cm" svg:x="6.223cm" svg:y="14.087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olygon draw:style-name="gr12" draw:text-style-name="P3" draw:layer="layout" svg:width="0.09cm" svg:height="0.318cm" svg:x="6.432cm" svg:y="14.024cm" svg:viewBox="0 0 91 319" draw:points="0,159 0,148 1,137 2,126 4,115 6,104 8,94 11,84 15,74 19,64 23,55 28,45 34,36 40,27 47,18 54,9 62,0 91,0 83,9 76,18 70,27 64,36 58,45 53,55 49,65 45,74 41,84 38,94 36,105 34,115 32,126 31,137 31,148 30,160 31,171 31,183 32,194 34,204 36,215 38,225 41,235 45,245 49,255 53,265 58,274 64,283 70,293 76,302 83,311 91,319 62,319 54,311 47,302 40,293 34,283 28,274 23,265 19,255 15,245 11,236 8,225 6,215 4,205 2,194 1,183 0,172 0,160">
            <text:p/>
          </draw:polygon>
          <draw:path draw:style-name="gr12" draw:text-style-name="P3" draw:layer="layout" svg:width="0.181cm" svg:height="0.235cm" svg:x="6.553cm" svg:y="14.036cm" svg:viewBox="0 0 182 236" svg:d="M182 71v4 4 3l-1 4-1 3v4l-2 3-1 4-1 3-2 3-1 3-2 3-2 3-2 3-2 2-3 3-3 2-2 3-3 2-3 2-4 2-3 1-4 2-3 1-4 2-4 1-4 1-5 1h-4l-5 1h-5-5-69v92h-32v-236h99 5 5l5 1h5l4 1 5 1 4 1 4 1 4 1 3 2 4 2 3 1 3 2 3 2 3 2 3 3 2 2 2 2 3 3 2 3 2 3 1 3 2 3 1 3 1 3 1 4 1 3 1 4 1 3v4 4zM150 71v-5l-1-5v-3l-1-2v-2l-1-2-1-2-1-2-1-2-1-2-2-2-1-2-2-1-1-2-2-1-2-1-2-2-2-1-2-1-3-1-5-1-5-2-6-1h-6-7-63v93h65 6l7-1 5-1 6-1 5-2 2-1 2-1 2-1 2-2 2-1 1-1 2-2 1-2 2-1 1-2 1-2 1-2 1-2 1-2 1-3v-2l1-5 1-5z">
            <text:p/>
          </draw:path>
          <draw:polygon draw:style-name="gr12" draw:text-style-name="P3" draw:layer="layout" svg:width="0.15cm" svg:height="0.235cm" svg:x="6.781cm" svg:y="14.036cm" svg:viewBox="0 0 151 236" draw:points="0,236 0,0 32,0 32,210 151,210 151,236">
            <text:p/>
          </draw:polygon>
          <draw:polygon draw:style-name="gr12" draw:text-style-name="P3" draw:layer="layout" svg:width="0.09cm" svg:height="0.318cm" svg:x="6.945cm" svg:y="14.024cm" svg:viewBox="0 0 91 319" draw:points="91,160 91,172 90,183 89,194 87,205 85,215 83,225 80,236 76,245 72,255 68,265 63,274 57,283 51,293 44,302 37,311 29,319 0,319 8,311 15,302 21,293 27,283 33,274 38,265 42,255 46,245 49,235 52,225 55,215 57,204 59,194 60,183 60,171 61,160 60,148 60,137 59,126 57,115 55,105 52,94 49,84 46,74 42,65 38,55 33,45 27,36 21,27 15,18 8,9 0,0 29,0 37,9 44,18 51,27 57,36 63,45 68,55 72,64 76,74 80,84 83,94 85,104 87,115 89,126 90,137 91,148 91,159">
            <text:p/>
          </draw:polygon>
        </draw:g>
        <draw:g>
          <draw:polygon draw:style-name="gr13" draw:text-style-name="P3" draw:layer="layout" svg:width="0.031cm" svg:height="0.235cm" svg:x="4.725cm" svg:y="15.11cm" svg:viewBox="0 0 32 236" draw:points="0,236 0,0 32,0 32,236">
            <text:p/>
          </draw:polygon>
          <draw:polygon draw:style-name="gr13" draw:text-style-name="P3" draw:layer="layout" svg:width="0.145cm" svg:height="0.184cm" svg:x="4.813cm" svg:y="15.161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3" draw:text-style-name="P3" draw:layer="layout" svg:width="0.147cm" svg:height="0.187cm" svg:x="4.994cm" svg:y="15.161cm" svg:viewBox="0 0 148 188" draw:points="31,93 32,101 32,108 33,115 34,122 34,125 35,128 36,131 37,134 38,137 39,139 40,142 41,144 43,146 44,149 46,151 48,153 49,154 51,156 53,157 55,159 58,160 60,161 63,162 65,163 68,163 71,164 74,164 77,164 81,164 85,163 88,163 92,162 95,161 98,159 101,157 104,155 105,154 107,153 108,152 109,150 110,149 111,147 113,144 114,141 116,137 117,133 117,129 148,131 147,133 147,136 146,139 145,142 144,144 144,147 142,150 141,152 140,155 138,157 137,160 135,162 134,164 132,166 130,168 128,170 125,172 123,174 121,176 118,177 115,179 113,180 110,182 107,183 103,184 100,185 97,186 93,187 90,187 86,187 82,188 78,188 73,188 68,187 63,187 58,186 54,185 50,184 46,182 42,181 38,179 35,177 31,174 28,172 25,169 23,167 20,164 18,161 15,158 13,154 11,151 10,147 8,143 7,139 5,135 4,131 3,127 2,122 1,113 0,104 0,94 0,85 1,77 2,69 2,65 3,62 5,55 6,52 7,48 8,45 9,43 10,40 11,37 13,35 14,32 16,30 17,27 19,25 21,23 22,21 24,20 26,18 28,16 30,15 32,13 34,12 36,10 38,9 40,8 42,7 45,6 47,5 49,4 51,4 54,3 56,2 58,2 63,1 68,0 73,0 78,0 81,0 85,0 89,1 92,1 95,2 99,2 102,3 105,4 108,5 110,6 113,8 116,9 118,11 121,12 123,14 125,16 127,18 129,19 131,21 133,24 135,26 136,28 138,30 139,33 141,35 142,38 143,40 144,43 145,46 145,48 146,51 147,54 116,56 115,53 114,49 113,46 112,43 110,40 108,37 106,35 104,32 103,31 101,30 100,29 99,29 97,28 96,27 92,26 89,25 85,24 81,24 77,24 74,24 71,24 68,24 65,25 62,25 60,26 58,27 55,28 53,29 51,30 49,32 48,33 46,35 44,37 43,39 41,41 40,43 39,45 38,48 37,50 36,53 35,56 34,59 34,62 33,69 32,77 32,85">
            <text:p/>
          </draw:polygon>
          <draw:path draw:style-name="gr13" draw:text-style-name="P3" draw:layer="layout" svg:width="0.029cm" svg:height="0.248cm" svg:x="5.174cm" svg:y="15.098cm" svg:viewBox="0 0 30 249" svg:d="M0 29v-29h30v29zM0 249v-182h30v182z">
            <text:p/>
          </draw:path>
          <draw:path draw:style-name="gr13" draw:text-style-name="P3" draw:layer="layout" svg:width="0.153cm" svg:height="0.251cm" svg:x="5.24cm" svg:y="15.098cm" svg:viewBox="0 0 154 252" svg:d="M123 220l-2 4-3 4-2 3-3 3-3 3-3 3-3 2-3 2-4 2-4 2-3 1-5 1-4 1-5 1h-4-5-9l-4-1h-3l-4-1-4-1-3-1-3-2-3-1-3-2-3-2-3-2-2-2-3-3-2-2-2-3-2-3-2-3-1-4-2-3-3-8-2-8-2-9-1-10-1-11v-11l1-22 1-10 2-10 3-8 2-8 4-7 4-6 4-6 5-5 5-4 6-3 7-3 7-1 8-2h8 5l4 1h5l4 1 5 1 4 1 3 2 4 2 3 2 3 2 3 3 3 2 3 3 2 4 3 4 2 4v-6-7-8-5-70h30v211 13 11l1 9v3 1 1h-29v-1-1-2-1l-1-7v-9-8zM32 158v9 8l1 8 1 7 1 3v3l1 3 1 3 1 3 1 2 1 3 1 2 2 2 1 2 2 2 1 2 2 1 2 1 2 2 2 1 2 1h2l2 1 3 1h2 3l2 1h3 3l3-1h3 2l3-1h3l2-1 2-1 3-1 2-1 2-2 2-1 2-2 1-2 2-2 2-2 1-2 1-2 2-3 1-3 1-2 1-4 1-3 1-3 1-4v-3l1-9 1-8v-10-9l-1-9-1-8v-3l-1-4-1-3-1-3-1-3-1-3-1-2-2-3-1-2-2-2-1-2-2-2-2-2-1-1-2-2-2-1-3-1-2-1-2-1-2-1h-3l-2-1h-3-3l-2-1h-3-3l-3 1h-2-3l-2 1-2 1h-2l-2 1-2 1-2 1-2 2-2 1-1 2-2 2-1 2-2 2-1 2-1 2-1 3-2 2v3l-1 3-1 3-1 4-1 7-1 8v9z">
            <text:p/>
          </draw:path>
          <draw:path draw:style-name="gr13" draw:text-style-name="P3" draw:layer="layout" svg:width="0.16cm" svg:height="0.187cm" svg:x="5.43cm" svg:y="15.161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3" draw:text-style-name="P3" draw:layer="layout" svg:width="0.145cm" svg:height="0.184cm" svg:x="5.628cm" svg:y="15.161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3" draw:text-style-name="P3" draw:layer="layout" svg:width="0.087cm" svg:height="0.223cm" svg:x="5.8cm" svg:y="15.124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olygon draw:style-name="gr13" draw:text-style-name="P3" draw:layer="layout" svg:width="0.148cm" svg:height="0.186cm" svg:x="5.9cm" svg:y="15.162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3" draw:text-style-name="P3" draw:layer="layout" svg:width="0.15cm" svg:height="0.235cm" svg:x="6.187cm" svg:y="15.11cm" svg:viewBox="0 0 151 236" draw:points="0,236 0,0 32,0 32,210 151,210 151,236">
            <text:p/>
          </draw:polygon>
          <draw:path draw:style-name="gr13" draw:text-style-name="P3" draw:layer="layout" svg:width="0.175cm" svg:height="0.187cm" svg:x="6.362cm" svg:y="15.161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3" draw:text-style-name="P3" draw:layer="layout" svg:width="0.169cm" svg:height="0.251cm" svg:x="6.538cm" svg:y="15.164cm" svg:viewBox="0 0 170 252" draw:points="100,181 97,189 94,197 91,204 87,210 84,217 80,223 78,225 76,228 74,230 72,233 70,235 68,237 66,239 64,241 61,243 59,244 57,246 54,247 52,248 49,249 46,250 43,251 40,251 37,252 34,252 31,252 21,252 19,252 18,252 17,252 16,252 14,251 13,251 10,251 10,228 11,228 12,228 13,228 14,229 16,229 18,229 24,229 28,229 31,228 34,227 37,226 40,225 43,223 46,221 49,219 52,216 55,213 57,210 60,206 62,202 64,198 67,193 69,188 72,180 0,0 32,0 70,100 75,112 80,127 84,141 86,146 86,147 87,148 87,147 88,146 89,141 93,129 98,115 103,104 138,0 170,0">
            <text:p/>
          </draw:polygon>
          <draw:path draw:style-name="gr13" draw:text-style-name="P3" draw:layer="layout" svg:width="0.16cm" svg:height="0.187cm" svg:x="6.723cm" svg:y="15.161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3" draw:text-style-name="P3" draw:layer="layout" svg:width="0.085cm" svg:height="0.184cm" svg:x="6.921cm" svg:y="15.161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olygon draw:style-name="gr13" draw:text-style-name="P3" draw:layer="layout" svg:width="0.09cm" svg:height="0.318cm" svg:x="7.13cm" svg:y="15.098cm" svg:viewBox="0 0 91 319" draw:points="0,159 0,148 1,137 2,126 4,115 6,104 8,94 11,84 15,74 19,64 23,55 28,45 34,36 40,27 47,18 54,9 62,0 91,0 83,9 76,18 70,27 64,36 58,45 53,55 49,65 45,74 41,84 38,94 36,105 34,115 32,126 31,137 31,148 30,160 31,171 31,183 32,194 34,204 36,215 38,225 41,235 45,245 49,255 53,265 58,274 64,283 70,293 76,302 83,311 91,319 62,319 54,311 47,302 40,293 34,283 28,274 23,265 19,255 15,245 11,236 8,225 6,215 4,205 2,194 1,183 0,172 0,160">
            <text:p/>
          </draw:polygon>
          <draw:polygon draw:style-name="gr13" draw:text-style-name="P3" draw:layer="layout" svg:width="0.031cm" svg:height="0.235cm" svg:x="7.254cm" svg:y="15.11cm" svg:viewBox="0 0 32 236" draw:points="0,236 0,0 32,0 32,236">
            <text:p/>
          </draw:polygon>
          <draw:polygon draw:style-name="gr13" draw:text-style-name="P3" draw:layer="layout" svg:width="0.15cm" svg:height="0.235cm" svg:x="7.347cm" svg:y="15.11cm" svg:viewBox="0 0 151 236" draw:points="0,236 0,0 32,0 32,210 151,210 151,236">
            <text:p/>
          </draw:polygon>
          <draw:polygon draw:style-name="gr13" draw:text-style-name="P3" draw:layer="layout" svg:width="0.09cm" svg:height="0.318cm" svg:x="7.51cm" svg:y="15.098cm" svg:viewBox="0 0 91 319" draw:points="91,160 91,172 90,183 89,194 87,205 85,215 83,225 80,236 76,245 72,255 68,265 63,274 57,283 51,293 44,302 37,311 29,319 0,319 8,311 15,302 21,293 27,283 33,274 38,265 42,255 46,245 49,235 52,225 55,215 57,204 59,194 60,183 60,171 61,160 60,148 60,137 59,126 57,115 55,105 52,94 49,84 46,74 42,65 38,55 33,45 27,36 21,27 15,18 8,9 0,0 29,0 37,9 44,18 51,27 57,36 63,45 68,55 72,64 76,74 80,84 83,94 85,104 87,115 89,126 90,137 91,148 91,159">
            <text:p/>
          </draw:polygon>
        </draw:g>
        <draw:g>
          <draw:path draw:style-name="gr14" draw:text-style-name="P3" draw:layer="layout" svg:width="0.202cm" svg:height="0.235cm" svg:x="4.537cm" svg:y="16.093cm" svg:viewBox="0 0 203 236" svg:d="M203 116v7l-1 7v7l-1 6-2 7-1 6-2 6-2 6-2 5-3 5-2 6-3 4-4 5-3 4-3 4-4 4-4 4-4 3-4 4-5 3-5 2-4 3-5 2-6 2-5 2-5 2-6 1-5 1-6 1-6 1h-6-6-88v-236h78 7 6l7 1 6 1 6 1 6 1 6 1 6 2 6 2 5 2 6 2 5 2 4 3 5 3 5 3 4 4 4 3 4 4 3 4 4 5 3 4 3 5 2 5 3 6 2 5 2 6 1 6 2 7 1 6v7l1 7zM171 116v-6l-1-6v-5l-1-6-1-5-1-4-1-5-2-4-2-5-2-3-2-4-2-4-3-3-2-3-3-3-3-3-3-3-4-2-3-3-4-2-4-2-4-1-4-2-4-1-4-1-5-2h-4l-5-1-5-1h-5-5-5-45v184h52 5 5 4l4-1 5-1 4-1 4-1 4-2 4-1 4-2 3-2 4-2 3-2 3-3 3-3 3-3 3-3 3-3 2-3 3-4 2-4 2-4 2-4 1-4 2-5 1-4 1-5 1-5 1-6v-5l1-6z">
            <text:p/>
          </draw:path>
          <draw:path draw:style-name="gr14" draw:text-style-name="P3" draw:layer="layout" svg:width="0.16cm" svg:height="0.187cm" svg:x="4.77cm" svg:y="16.1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4" draw:text-style-name="P3" draw:layer="layout" svg:width="0.087cm" svg:height="0.223cm" svg:x="4.95cm" svg:y="16.10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4" draw:text-style-name="P3" draw:layer="layout" svg:width="0.16cm" svg:height="0.187cm" svg:x="5.055cm" svg:y="16.1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4" draw:text-style-name="P3" draw:layer="layout" svg:width="0.147cm" svg:height="0.187cm" svg:x="5.245cm" svg:y="16.144cm" svg:viewBox="0 0 148 188" draw:points="31,93 32,101 32,108 33,115 34,122 34,125 35,128 36,131 37,134 38,137 39,139 40,142 41,144 43,146 44,149 46,151 48,153 49,154 51,156 53,157 55,159 58,160 60,161 63,162 65,163 68,163 71,164 74,164 77,164 81,164 85,163 88,163 92,162 95,161 98,159 101,157 104,155 105,154 107,153 108,152 109,150 110,149 111,147 113,144 114,141 116,137 117,133 117,129 148,131 147,133 147,136 146,139 145,142 144,144 144,147 142,150 141,152 140,155 138,157 137,160 135,162 134,164 132,166 130,168 128,170 125,172 123,174 121,176 118,177 115,179 113,180 110,182 107,183 103,184 100,185 97,186 93,187 90,187 86,187 82,188 78,188 73,188 68,187 63,187 58,186 54,185 50,184 46,182 42,181 38,179 35,177 31,174 28,172 25,169 23,167 20,164 18,161 15,158 13,154 11,151 10,147 8,143 7,139 5,135 4,131 3,127 2,122 1,113 0,104 0,94 0,85 1,77 2,69 2,65 3,62 5,55 6,52 7,48 8,45 9,43 10,40 11,37 13,35 14,32 16,30 17,27 19,25 21,23 22,21 24,20 26,18 28,16 30,15 32,13 34,12 36,10 38,9 40,8 42,7 45,6 47,5 49,4 51,4 54,3 56,2 58,2 63,1 68,0 73,0 78,0 81,0 85,0 89,1 92,1 95,2 99,2 102,3 105,4 108,5 110,6 113,8 116,9 118,11 121,12 123,14 125,16 127,18 129,19 131,21 133,24 135,26 136,28 138,30 139,33 141,35 142,38 143,40 144,43 145,46 145,48 146,51 147,54 116,56 115,53 114,49 113,46 112,43 110,40 108,37 106,35 104,32 103,31 101,30 100,29 99,29 97,28 96,27 92,26 89,25 85,24 81,24 77,24 74,24 71,24 68,24 65,25 62,25 60,26 58,27 55,28 53,29 51,30 49,32 48,33 46,35 44,37 43,39 41,41 40,43 39,45 38,48 37,50 36,53 35,56 34,59 34,62 33,69 32,77 32,85">
            <text:p/>
          </draw:polygon>
          <draw:polygon draw:style-name="gr14" draw:text-style-name="P3" draw:layer="layout" svg:width="0.087cm" svg:height="0.223cm" svg:x="5.407cm" svg:y="16.10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4" draw:text-style-name="P3" draw:layer="layout" svg:width="0.029cm" svg:height="0.248cm" svg:x="5.521cm" svg:y="16.081cm" svg:viewBox="0 0 30 249" svg:d="M0 29v-29h30v29zM0 249v-182h30v182z">
            <text:p/>
          </draw:path>
          <draw:path draw:style-name="gr14" draw:text-style-name="P3" draw:layer="layout" svg:width="0.161cm" svg:height="0.187cm" svg:x="5.588cm" svg:y="16.144cm" svg:viewBox="0 0 162 188" svg:d="M162 94l-1 11-1 11-1 10-2 9-3 9-2 4-2 4-2 3-2 3-3 4-2 3-3 2-3 3-3 3-3 2-3 2-3 2-4 2-4 1-4 1-4 2-8 1-9 2h-10-5-4l-4-1h-5l-4-1-4-1-4-1-4-2-3-1-4-2-3-2-3-2-3-2-3-3-3-2-3-3-2-3-3-3-2-4-2-3-2-4-2-4-1-4-2-5-1-4-1-5-1-5-1-5v-5l-1-6v-11-12l1-10 2-10 2-9 3-9 3-7 5-7 4-7 6-5 6-5 6-4 8-3 8-3 8-2 9-1h10 5 5l5 1h5l4 1 5 1 4 1 4 2 3 1 4 2 3 2 3 2 4 2 2 3 3 3 3 2 2 3 2 4 2 3 2 4 2 3 1 4 2 4 1 5 1 4 1 5 1 5 1 5 1 10zM130 94v-10l-1-9-1-9v-3l-1-4-1-3-1-4-1-3-1-2-1-3-2-3-1-2-2-2-1-2-2-2-2-1-2-2-2-1-2-2-2-1h-2l-2-1-3-1h-2l-3-1h-2l-3-1h-3-2-3-3l-3 1h-2l-3 1h-2l-3 1-2 1-2 1-3 1-2 1-2 1-2 2-2 2-1 1-2 2-2 3-1 2-1 2-2 3-1 3-1 3-1 3-1 3-1 4v4l-1 4-1 4v9 10 10l1 9v4l1 4v4l1 4 1 3 1 3 1 3 2 3 1 3 1 2 2 3 1 2 2 2 2 2 2 1 1 2 2 1 2 1 2 1 3 1 2 1 2 1h2l3 1h2 3l2 1h3 3l2-1h3 3l2-1h3l2-1 3-1h2l2-2 2-1 2-1 2-2 2-1 2-2 2-2 1-2 2-3 1-2 1-3 2-3 1-3 1-3 1-3v-4l1-4 1-4v-4l1-9z">
            <text:p/>
          </draw:path>
          <draw:polygon draw:style-name="gr14" draw:text-style-name="P3" draw:layer="layout" svg:width="0.145cm" svg:height="0.184cm" svg:x="5.786cm" svg:y="16.14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4" draw:text-style-name="P3" draw:layer="layout" svg:width="0.148cm" svg:height="0.186cm" svg:x="5.962cm" svg:y="16.14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4" draw:text-style-name="P3" draw:layer="layout" svg:width="0.15cm" svg:height="0.235cm" svg:x="6.248cm" svg:y="16.093cm" svg:viewBox="0 0 151 236" draw:points="0,236 0,0 32,0 32,210 151,210 151,236">
            <text:p/>
          </draw:polygon>
          <draw:path draw:style-name="gr14" draw:text-style-name="P3" draw:layer="layout" svg:width="0.175cm" svg:height="0.187cm" svg:x="6.424cm" svg:y="16.14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4" draw:text-style-name="P3" draw:layer="layout" svg:width="0.169cm" svg:height="0.251cm" svg:x="6.6cm" svg:y="16.148cm" svg:viewBox="0 0 170 252" draw:points="100,181 97,189 94,197 91,204 87,210 84,217 80,223 78,225 76,228 74,230 72,233 70,235 68,237 66,239 64,241 61,243 59,244 57,246 54,247 52,248 49,249 46,250 43,251 40,251 37,252 34,252 31,252 21,252 19,252 18,252 17,252 16,252 14,251 13,251 10,251 10,228 11,228 12,228 13,228 14,229 16,229 18,229 24,229 28,229 31,228 34,227 37,226 40,225 43,223 46,221 49,219 52,216 55,213 57,210 60,206 62,202 64,198 67,193 69,188 72,180 0,0 32,0 70,100 75,112 80,127 84,141 86,146 86,147 87,148 87,147 88,146 89,141 93,129 98,115 103,104 138,0 170,0">
            <text:p/>
          </draw:polygon>
          <draw:path draw:style-name="gr14" draw:text-style-name="P3" draw:layer="layout" svg:width="0.16cm" svg:height="0.187cm" svg:x="6.785cm" svg:y="16.1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4" draw:text-style-name="P3" draw:layer="layout" svg:width="0.085cm" svg:height="0.184cm" svg:x="6.983cm" svg:y="16.144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olygon draw:style-name="gr14" draw:text-style-name="P3" draw:layer="layout" svg:width="0.09cm" svg:height="0.318cm" svg:x="7.192cm" svg:y="16.081cm" svg:viewBox="0 0 91 319" draw:points="0,159 0,148 1,137 2,126 4,115 6,104 8,94 11,84 15,74 19,64 23,55 28,45 34,36 40,27 47,18 54,9 62,0 91,0 83,9 76,18 70,27 64,36 58,45 53,55 49,65 45,74 41,84 38,94 36,105 34,115 32,126 31,137 31,148 30,160 31,171 31,183 32,194 34,204 36,215 38,225 41,235 45,245 49,255 53,265 58,274 64,283 70,293 76,302 83,311 91,319 62,319 54,311 47,302 40,293 34,283 28,274 23,265 19,255 15,245 11,236 8,225 6,215 4,205 2,194 1,183 0,172 0,160">
            <text:p/>
          </draw:polygon>
          <draw:path draw:style-name="gr14" draw:text-style-name="P3" draw:layer="layout" svg:width="0.202cm" svg:height="0.235cm" svg:x="7.313cm" svg:y="16.093cm" svg:viewBox="0 0 203 236" svg:d="M203 116v7l-1 7v7l-1 6-2 7-1 6-2 6-2 6-2 5-3 5-2 6-3 4-4 5-3 4-3 4-4 4-4 4-4 3-4 4-5 3-5 2-4 3-5 2-6 2-5 2-5 2-6 1-5 1-6 1-6 1h-6-6-88v-236h78 7 6l7 1 6 1 6 1 6 1 6 1 6 2 6 2 5 2 6 2 5 2 4 3 5 3 5 3 4 4 4 3 4 4 3 4 4 5 3 4 3 5 2 5 3 6 2 5 2 6 1 6 2 7 1 6v7l1 7zM171 116v-6l-1-6v-5l-1-6-1-5-1-4-1-5-2-4-2-5-2-3-2-4-2-4-3-3-2-3-3-3-3-3-3-3-4-2-3-3-4-2-4-2-4-1-4-2-4-1-4-1-5-2h-4l-5-1-5-1h-5-5-5-45v184h52 5 5 4l4-1 5-1 4-1 4-1 4-2 4-1 4-2 3-2 4-2 3-2 3-3 3-3 3-3 3-3 3-3 2-3 3-4 2-4 2-4 2-4 1-4 2-5 1-4 1-5 1-5 1-6v-5l1-6z">
            <text:p/>
          </draw:path>
          <draw:polygon draw:style-name="gr14" draw:text-style-name="P3" draw:layer="layout" svg:width="0.15cm" svg:height="0.235cm" svg:x="7.559cm" svg:y="16.093cm" svg:viewBox="0 0 151 236" draw:points="0,236 0,0 32,0 32,210 151,210 151,236">
            <text:p/>
          </draw:polygon>
          <draw:polygon draw:style-name="gr14" draw:text-style-name="P3" draw:layer="layout" svg:width="0.09cm" svg:height="0.318cm" svg:x="7.723cm" svg:y="16.081cm" svg:viewBox="0 0 91 319" draw:points="91,160 91,172 90,183 89,194 87,205 85,215 83,225 80,236 76,245 72,255 68,265 63,274 57,283 51,293 44,302 37,311 29,319 0,319 8,311 15,302 21,293 27,283 33,274 38,265 42,255 46,245 49,235 52,225 55,215 57,204 59,194 60,183 60,171 61,160 60,148 60,137 59,126 57,115 55,105 52,94 49,84 46,74 42,65 38,55 33,45 27,36 21,27 15,18 8,9 0,0 29,0 37,9 44,18 51,27 57,36 63,45 68,55 72,64 76,74 80,84 83,94 85,104 87,115 89,126 90,137 91,148 91,159">
            <text:p/>
          </draw:polygon>
        </draw:g>
        <draw:line draw:style-name="gr15" draw:text-style-name="P1" draw:layer="layout" svg:x1="3.637cm" svg:y1="16.94cm" svg:x2="8.709cm" svg:y2="16.94cm">
          <text:p/>
        </draw:line>
        <draw:line draw:style-name="gr15" draw:text-style-name="P1" draw:layer="layout" svg:x1="3.367cm" svg:y1="17.426cm" svg:x2="8.983cm" svg:y2="17.426cm">
          <text:p/>
        </draw:line>
        <draw:line draw:style-name="gr15" draw:text-style-name="P1" draw:layer="layout" svg:x1="3.205cm" svg:y1="17.75cm" svg:x2="9.12cm" svg:y2="17.709cm">
          <text:p/>
        </draw:line>
        <draw:polyline draw:style-name="gr11" draw:text-style-name="P1" draw:layer="layout" svg:width="0.609cm" svg:height="0.549cm" svg:x="9.111cm" svg:y="17.707cm" svg:viewBox="0 0 610 550" draw:points="274,550 418,442 518,349 553,308 580,270 597,236 607,204 610,175 608,162 605,150 595,126 579,106 558,87 533,71 503,57 471,45 399,26 322,13 168,1 48,0 0,2">
          <text:p/>
        </draw:polyline>
        <draw:path draw:style-name="gr16" draw:text-style-name="P3" draw:layer="layout" svg:width="0.137cm" svg:height="0.137cm" svg:x="9.111cm" svg:y="17.642cm" svg:viewBox="0 0 138 138" svg:d="M0 69l138-69v138zM0 138zM138 0z">
          <text:p/>
        </draw:path>
        <draw:polyline draw:style-name="gr11" draw:text-style-name="P1" draw:layer="layout" svg:width="0.609cm" svg:height="0.549cm" svg:x="8.517cm" svg:y="16.52cm" svg:viewBox="0 0 610 550" draw:points="274,550 418,442 518,349 553,308 580,270 597,236 607,204 610,175 608,162 605,150 595,126 579,106 558,87 533,71 503,57 471,45 399,26 322,13 168,1 48,0 0,2">
          <text:p/>
        </draw:polyline>
        <draw:path draw:style-name="gr16" draw:text-style-name="P3" draw:layer="layout" svg:width="0.137cm" svg:height="0.137cm" svg:x="8.518cm" svg:y="16.455cm" svg:viewBox="0 0 138 138" svg:d="M0 69l138-69v138zM0 138zM138 0z">
          <text:p/>
        </draw:path>
        <draw:polyline draw:style-name="gr11" draw:text-style-name="P1" draw:layer="layout" svg:width="0.609cm" svg:height="0.549cm" svg:x="7.959cm" svg:y="15.405cm" svg:viewBox="0 0 610 550" draw:points="274,550 418,442 518,349 553,308 580,270 597,236 607,204 610,175 608,162 605,150 595,126 579,106 558,87 533,71 503,57 471,45 399,26 322,13 168,1 48,0 0,2">
          <text:p/>
        </draw:polyline>
        <draw:path draw:style-name="gr16" draw:text-style-name="P3" draw:layer="layout" svg:width="0.137cm" svg:height="0.137cm" svg:x="7.96cm" svg:y="15.34cm" svg:viewBox="0 0 138 138" svg:d="M0 69l138-69v138zM0 138zM138 0z">
          <text:p/>
        </draw:path>
        <draw:polyline draw:style-name="gr11" draw:text-style-name="P1" draw:layer="layout" svg:width="0.609cm" svg:height="0.549cm" svg:x="7.474cm" svg:y="14.434cm" svg:viewBox="0 0 610 550" draw:points="274,550 418,442 518,349 553,308 580,270 597,236 607,204 610,175 608,162 605,150 595,126 579,106 558,87 533,71 503,57 471,45 399,26 322,13 168,1 48,0 0,2">
          <text:p/>
        </draw:polyline>
        <draw:path draw:style-name="gr16" draw:text-style-name="P3" draw:layer="layout" svg:width="0.137cm" svg:height="0.137cm" svg:x="7.474cm" svg:y="14.368cm" svg:viewBox="0 0 138 138" svg:d="M0 69l138-69v138zM0 138zM138 0z">
          <text:p/>
        </draw:path>
        <draw:polyline draw:style-name="gr11" draw:text-style-name="P1" draw:layer="layout" svg:width="0.952cm" svg:height="1.644cm" svg:x="4.398cm" svg:y="13.46cm" svg:viewBox="0 0 953 1645" draw:points="953,0 706,131 504,267 342,406 217,546 124,685 60,822 21,954 2,1079 0,1197 11,1305 31,1401 57,1484 83,1552 107,1602 130,1645">
          <text:p/>
        </draw:polyline>
        <draw:polyline draw:style-name="gr11" draw:text-style-name="P1" draw:layer="layout" svg:width="1.46cm" svg:height="2.74cm" svg:x="3.89cm" svg:y="13.46cm" svg:viewBox="0 0 1461 2741" draw:points="1461,0 1118,166 831,354 596,558 408,775 262,1000 154,1229 78,1457 30,1679 6,1892 0,2091 8,2271 25,2429 68,2657 90,2741">
          <text:p/>
        </draw:polyline>
        <draw:polyline draw:style-name="gr11" draw:text-style-name="P1" draw:layer="layout" svg:width="2.156cm" svg:height="3.837cm" svg:x="3.194cm" svg:y="13.46cm" svg:viewBox="0 0 2157 3838" draw:points="2157,0 1616,280 1169,578 809,889 527,1207 315,1528 164,1847 67,2159 15,2459 0,2742 14,3003 48,3238 94,3441 145,3607 191,3732 238,3838">
          <text:p/>
        </draw:polyline>
        <draw:polyline draw:style-name="gr11" draw:text-style-name="P1" draw:layer="layout" svg:width="2.809cm" svg:height="5.071cm" svg:x="2.54cm" svg:y="13.46cm" svg:viewBox="0 0 2810 5072" draw:points="2810,0 2116,328 1541,690 1075,1079 708,1486 431,1905 231,2327 100,2746 26,3153 0,3540 11,3901 48,4227 102,4510 162,4744 218,4921 275,5072">
          <text:p/>
        </draw:polyline>
        <draw:path draw:style-name="gr16" draw:text-style-name="P3" draw:layer="layout" svg:width="0.184cm" svg:height="0.153cm" svg:x="4.403cm" svg:y="14.951cm" svg:viewBox="0 0 185 154" svg:d="M124 154l-124-92 123-62zM185 123zM0 62z">
          <text:p/>
        </draw:path>
        <draw:path draw:style-name="gr16" draw:text-style-name="P3" draw:layer="layout" svg:width="0.166cm" svg:height="0.149cm" svg:x="3.874cm" svg:y="16.054cm" svg:viewBox="0 0 167 150" svg:d="M100 150l-100-117 134-33zM167 134zM0 33z">
          <text:p/>
        </draw:path>
        <draw:path draw:style-name="gr16" draw:text-style-name="P3" draw:layer="layout" svg:width="0.215cm" svg:height="0.161cm" svg:x="3.29cm" svg:y="17.134cm" svg:viewBox="0 0 216 162" svg:d="M143 162l-143-77 148-85zM216 119zM0 85z">
          <text:p/>
        </draw:path>
        <draw:path draw:style-name="gr16" draw:text-style-name="P3" draw:layer="layout" svg:width="0.218cm" svg:height="0.158cm" svg:x="2.669cm" svg:y="18.366cm" svg:viewBox="0 0 219 159" svg:d="M155 159l-155-45 127-114zM219 102zM0 114z">
          <text:p/>
        </draw:path>
        <draw:g>
          <draw:path draw:style-name="gr12" draw:text-style-name="P3" draw:layer="layout" svg:width="0.202cm" svg:height="0.235cm" svg:x="5.875cm" svg:y="19.359cm" svg:viewBox="0 0 203 236" svg:d="M203 116v7l-1 7v7l-1 6-2 7-1 6-2 6-2 6-2 5-3 5-2 6-3 4-4 5-3 4-3 4-4 4-4 4-4 3-4 4-5 3-5 2-4 3-5 2-6 2-5 2-5 2-6 1-5 1-6 1-6 1h-6-6-88v-236h78 7 6l7 1 6 1 6 1 6 1 6 1 6 2 6 2 5 2 6 2 5 2 4 3 5 3 5 3 4 4 4 3 4 4 3 4 4 5 3 4 3 5 2 5 3 6 2 5 2 6 1 6 2 7 1 6v7l1 7zM171 116v-6l-1-6v-5l-1-6-1-5-1-4-1-5-2-4-2-5-2-3-2-4-2-4-3-3-2-3-3-3-3-3-3-3-4-2-3-3-4-2-4-2-4-1-4-2-4-1-4-1-5-2h-4l-5-1-5-1h-5-5-5-45v184h52 5 5 4l4-1 5-1 4-1 4-1 4-2 4-1 4-2 3-2 4-2 3-2 3-3 3-3 3-3 3-3 3-3 2-3 3-4 2-4 2-4 2-4 1-4 2-5 1-4 1-5 1-5 1-6v-5l1-6z">
            <text:p/>
          </draw:path>
          <draw:path draw:style-name="gr12" draw:text-style-name="P3" draw:layer="layout" svg:width="0.175cm" svg:height="0.187cm" svg:x="6.108cm" svg:y="19.411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087cm" svg:height="0.223cm" svg:x="6.288cm" svg:y="19.373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2" draw:text-style-name="P3" draw:layer="layout" svg:width="0.175cm" svg:height="0.187cm" svg:x="6.393cm" svg:y="19.411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031cm" svg:height="0.235cm" svg:x="5.546cm" svg:y="19.743cm" svg:viewBox="0 0 32 236" draw:points="0,236 0,0 32,0 32,236">
            <text:p/>
          </draw:polygon>
          <draw:polygon draw:style-name="gr12" draw:text-style-name="P3" draw:layer="layout" svg:width="0.145cm" svg:height="0.184cm" svg:x="5.633cm" svg:y="19.79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ath draw:style-name="gr12" draw:text-style-name="P3" draw:layer="layout" svg:width="0.153cm" svg:height="0.254cm" svg:x="5.814cm" svg:y="19.795cm" svg:viewBox="0 0 154 255" svg:d="M77 255h-7l-7-1h-4l-3-1h-3l-3-1-3-1-3-1-3-1-2-1-3-1-2-1-3-2-2-1-2-2-2-1-2-2-2-2-1-1-2-2-1-2-2-2-1-2-1-2-1-3-1-2-1-2-1-3-1-2v-3l30-4 1 3 1 3 1 3 2 2 1 3 2 2 3 2 2 2 3 1 3 1 3 2 3 1h3l4 1h4 4 3 2 3 2l2-1h2l3-1 2-1h2l2-1 2-1 1-1 2-1 2-2 1-1 2-2 1-1 2-2 1-2 1-2 1-2 1-2 1-3 1-2 1-3v-2l1-3v-3l1-3v-4-7-29l-2 4-2 3-2 3-2 3-2 2-1 1-1 2-2 1-1 2-2 1-2 1-2 2-1 1-2 1-2 1-2 1-2 1-2 1-3 1h-2l-2 1-3 1h-2l-3 1h-3-3-2-3-5-4l-4-1h-3l-4-1-3-1-4-1-3-2-3-1-3-2-3-2-2-2-3-2-2-2-2-3-2-3-2-3-2-3-1-3-2-4-1-3-1-4-1-4-1-5-2-8-1-10-1-10v-11-11l1-10 1-9 2-9 1-5 1-4 1-4 1-4 2-3 2-4 1-3 2-3 2-3 3-3 2-2 3-3 2-2 3-2 3-2 3-2 4-1 3-1 4-1 4-1 4-1 4-1h4 5 5l4 1h5l4 1 4 1 4 2 4 2 3 2 4 2 3 3 3 2 3 3 2 4 3 3 2 4 2 4 1-10v-9l1-8v-2-1-1h29v1 1 3l-1 9v11 13 138 9l-1 9-2 8-2 7-1 4-1 3-2 3-1 3-2 3-2 3-2 3-3 2-2 2-3 3-2 2-3 1-3 2-3 2-4 1-3 1-8 3-8 1-8 1zM123 93v-9-4l-1-4v-4l-1-4-1-4-1-3-1-3-1-3-1-3-2-3-1-3-2-2-1-3-2-2-1-2-2-2-2-2-2-1-2-2-2-1-2-1-2-2h-2l-2-1-3-1-2-1h-2-2-2l-3-1-3 1h-2-3-2l-3 1-2 1-2 1h-3l-2 2-1 1-2 1-2 2-2 1-1 2-2 2-1 2-2 2-1 3-1 2-1 3-1 3-1 3-1 3v3l-1 7-1 8-1 8v9 10l1 8 1 8 1 7v4l1 3 1 3 1 2 1 3 1 2 1 3 2 2 1 2 2 2 1 1 2 2 1 1 2 1 2 2h2l2 1 3 1 2 1h2 3l2 1h3 3 2 2l3-1h2l2-1h2l2-1 2-1 3-1 2-1 2-1 2-2 2-1 1-2 2-2 2-2 2-2 1-3 2-2 1-3 1-2 2-3 1-3 1-4 1-3 1-4 1-3v-4l1-4v-5z">
            <text:p/>
          </draw:path>
          <draw:path draw:style-name="gr12" draw:text-style-name="P3" draw:layer="layout" svg:width="0.16cm" svg:height="0.187cm" svg:x="6.004cm" svg:y="19.79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148cm" svg:height="0.186cm" svg:x="6.188cm" svg:y="19.79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087cm" svg:height="0.223cm" svg:x="6.355cm" svg:y="19.75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2" draw:text-style-name="P3" draw:layer="layout" svg:width="0.029cm" svg:height="0.248cm" svg:x="6.469cm" svg:y="19.731cm" svg:viewBox="0 0 30 249" svg:d="M0 29v-29h30v29zM0 249v-182h30v182z">
            <text:p/>
          </draw:path>
          <draw:path draw:style-name="gr12" draw:text-style-name="P3" draw:layer="layout" svg:width="0.161cm" svg:height="0.187cm" svg:x="6.536cm" svg:y="19.794cm" svg:viewBox="0 0 162 188" svg:d="M162 94l-1 11-1 11-1 10-2 9-3 9-2 4-2 4-2 3-2 3-3 4-2 3-3 2-3 3-3 3-3 2-3 2-3 2-4 2-4 1-4 1-4 2-8 1-9 2h-10-5-4l-4-1h-5l-4-1-4-1-4-1-4-2-3-1-4-2-3-2-3-2-3-2-3-3-3-2-3-3-2-3-3-3-2-4-2-3-2-4-2-4-1-4-2-5-1-4-1-5-1-5-1-5v-5l-1-6v-11-12l1-10 2-10 2-9 3-9 3-7 5-7 4-7 6-5 6-5 6-4 8-3 8-3 8-2 9-1h10 5 5l5 1h5l4 1 5 1 4 1 4 2 3 1 4 2 3 2 3 2 4 2 2 3 3 3 3 2 2 3 2 4 2 3 2 4 2 3 1 4 2 4 1 5 1 4 1 5 1 5 1 5 1 10zM130 94v-10l-1-9-1-9v-3l-1-4-1-3-1-4-1-3-1-2-1-3-2-3-1-2-2-2-1-2-2-2-2-1-2-2-2-1-2-2-2-1h-2l-2-1-3-1h-2l-3-1h-2l-3-1h-3-2-3-3l-3 1h-2l-3 1h-2l-3 1-2 1-2 1-3 1-2 1-2 1-2 2-2 2-1 1-2 2-2 3-1 2-1 2-2 3-1 3-1 3-1 3-1 3-1 4v4l-1 4-1 4v9 10 10l1 9v4l1 4v4l1 4 1 3 1 3 1 3 2 3 1 3 1 2 2 3 1 2 2 2 2 2 2 1 1 2 2 1 2 1 2 1 3 1 2 1 2 1h2l3 1h2 3l2 1h3 3l2-1h3 3l2-1h3l2-1 3-1h2l2-2 2-1 2-1 2-2 2-1 2-2 2-2 1-2 2-3 1-2 1-3 2-3 1-3 1-3 1-3v-4l1-4 1-4v-4l1-9z">
            <text:p/>
          </draw:path>
          <draw:polygon draw:style-name="gr12" draw:text-style-name="P3" draw:layer="layout" svg:width="0.145cm" svg:height="0.184cm" svg:x="6.734cm" svg:y="19.79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g>
        <draw:path draw:style-name="gr17" draw:text-style-name="P3" draw:layer="layout" svg:width="0.205cm" svg:height="0.205cm" svg:x="6.104cm" svg:y="19.079cm" svg:viewBox="0 0 206 206" svg:d="M51 206v-155h-51l103-51 103 51h-52v155zM0 0zM206 206z">
          <text:p/>
        </draw:path>
        <draw:frame draw:style-name="gr18" draw:text-style-name="P7" draw:layer="layout" svg:width="1.905cm" svg:height="0.635cm" svg:x="9.536cm" svg:y="17.616cm">
          <draw:text-box>
            <text:p text:style-name="P6"><text:span text:style-name="T1">IML Actors</text:span></text:p>
          </draw:text-box>
        </draw:frame>
        <draw:frame draw:style-name="gr19" draw:text-style-name="P7" draw:layer="layout" svg:width="2.032cm" svg:height="0.569cm" svg:x="8.938cm" svg:y="16.389cm">
          <draw:text-box>
            <text:p text:style-name="P6"><text:span text:style-name="T1">AML Actors</text:span></text:p>
          </draw:text-box>
        </draw:frame>
        <draw:frame draw:style-name="gr19" draw:text-style-name="P7" draw:layer="layout" svg:width="2.032cm" svg:height="0.569cm" svg:x="8.366cm" svg:y="15.29cm">
          <draw:text-box>
            <text:p text:style-name="P6"><text:span text:style-name="T1">DL Actors</text:span></text:p>
          </draw:text-box>
        </draw:frame>
        <draw:frame draw:style-name="gr19" draw:text-style-name="P7" draw:layer="layout" svg:width="2.032cm" svg:height="0.569cm" svg:x="7.879cm" svg:y="14.335cm">
          <draw:text-box>
            <text:p text:style-name="P6"><text:span text:style-name="T1">IL Actors</text:span></text:p>
          </draw:text-box>
        </draw:frame>
        <draw:frame draw:style-name="gr19" draw:text-style-name="P7" draw:layer="layout" svg:width="2.032cm" svg:height="0.569cm" svg:x="3.9cm" svg:y="13.047cm">
          <draw:text-box>
            <text:p text:style-name="P6"><text:span text:style-name="T1">PL Actors</text:span></text:p>
          </draw:text-box>
        </draw:frame>
        <draw:custom-shape draw:style-name="gr20" draw:text-style-name="P1" draw:layer="layout" svg:width="5.08cm" svg:height="5.488cm" svg:x="11.279cm" svg:y="13.573cm">
          <text:p/>
          <draw:enhanced-geometry svg:viewBox="0 0 21600 21600" draw:type="rectangle" draw:enhanced-path="M 0 0 L 21600 0 21600 21600 0 21600 0 0 Z N"/>
        </draw:custom-shape>
        <draw:line draw:style-name="gr2" draw:text-style-name="P1" draw:layer="layout" svg:x1="11.287cm" svg:y1="17.963cm" svg:x2="16.367cm" svg:y2="17.963cm">
          <text:p/>
        </draw:line>
        <draw:line draw:style-name="gr2" draw:text-style-name="P1" draw:layer="layout" svg:x1="11.287cm" svg:y1="16.742cm" svg:x2="16.367cm" svg:y2="16.742cm">
          <text:p/>
        </draw:line>
        <draw:line draw:style-name="gr2" draw:text-style-name="P1" draw:layer="layout" svg:x1="11.287cm" svg:y1="15.7cm" svg:x2="16.367cm" svg:y2="15.7cm">
          <text:p/>
        </draw:line>
        <draw:line draw:style-name="gr2" draw:text-style-name="P1" draw:layer="layout" svg:x1="11.287cm" svg:y1="14.6cm" svg:x2="16.367cm" svg:y2="14.6cm">
          <text:p/>
        </draw:line>
        <draw:frame draw:style-name="gr19" draw:text-style-name="P7" draw:layer="layout" svg:width="2.032cm" svg:height="0.569cm" svg:x="12.879cm" svg:y="13.036cm">
          <draw:text-box>
            <text:p text:style-name="P6"><text:span text:style-name="T1">Functions</text:span></text:p>
          </draw:text-box>
        </draw:frame>
        <draw:line draw:style-name="gr21" draw:text-style-name="P1" draw:layer="layout" svg:x1="9.509cm" svg:y1="18.526cm" svg:x2="11.287cm" svg:y2="18.526cm">
          <text:p/>
        </draw:line>
        <draw:line draw:style-name="gr21" draw:text-style-name="P1" draw:layer="layout" svg:x1="8.937cm" svg:y1="17.383cm" svg:x2="11.35cm" svg:y2="17.347cm">
          <text:p/>
        </draw:line>
        <draw:line draw:style-name="gr21" draw:text-style-name="P1" draw:layer="layout" svg:x1="8.366cm" svg:y1="16.24cm" svg:x2="11.309cm" svg:y2="16.21cm">
          <text:p/>
        </draw:line>
        <draw:line draw:style-name="gr21" draw:text-style-name="P1" draw:layer="layout" svg:x1="7.858cm" svg:y1="15.187cm" svg:x2="11.31cm" svg:y2="15.152cm">
          <text:p/>
        </draw:line>
        <draw:line draw:style-name="gr21" draw:text-style-name="P1" draw:layer="layout" svg:x1="7.35cm" svg:y1="14.081cm" svg:x2="11.31cm" svg:y2="14.095cm">
          <text:p/>
        </draw:line>
        <draw:frame draw:style-name="gr22" draw:text-style-name="P9" draw:layer="layout" svg:width="4.953cm" svg:height="0.931cm" svg:x="11.287cm" svg:y="18.291cm">
          <draw:text-box>
            <text:p text:style-name="P8"><text:span text:style-name="T1">Raw, sampled sensor data streams</text:span></text:p>
          </draw:text-box>
        </draw:frame>
        <draw:frame draw:style-name="gr23" draw:text-style-name="P9" draw:layer="layout" svg:width="4.953cm" svg:height="1.205cm" svg:x="11.287cm" svg:y="16.748cm">
          <draw:text-box>
            <text:p text:style-name="P8"><text:span text:style-name="T1">Collections of windowed, featured extracted, statistical aggregates of raw sensor data </text:span></text:p>
          </draw:text-box>
        </draw:frame>
        <draw:frame draw:style-name="gr24" draw:text-style-name="P9" draw:layer="layout" svg:width="4.953cm" svg:height="1.205cm" svg:x="11.329cm" svg:y="15.606cm">
          <draw:text-box>
            <text:p text:style-name="P8"><text:span text:style-name="T1">Raw data windows collected from triggering or upper layers which may contain signals of interest</text:span></text:p>
          </draw:text-box>
        </draw:frame>
        <draw:frame draw:style-name="gr25" draw:text-style-name="P9" draw:layer="layout" svg:width="4.953cm" svg:height="1.021cm" svg:x="11.287cm" svg:y="14.589cm">
          <draw:text-box>
            <text:p text:style-name="P8"><text:span text:style-name="T1">Higher level analysis for classifying signals of interest</text:span></text:p>
          </draw:text-box>
        </draw:frame>
        <draw:frame draw:style-name="gr26" draw:text-style-name="P9" draw:layer="layout" svg:width="5.207cm" svg:height="1.107cm" svg:x="11.075cm" svg:y="13.467cm">
          <draw:text-box>
            <text:p text:style-name="P8"><text:span text:style-name="T1">Predictive capabilities from observed incidents used to tune lower layer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7T13:28:27.045903296</meta:creation-date>
    <meta:generator>LibreOffice/6.0.6.2$Linux_X86_64 LibreOffice_project/00$Build-2</meta:generator>
    <dc:date>2018-10-03T15:55:24.988440792</dc:date>
    <meta:editing-duration>PT19M20S</meta:editing-duration>
    <meta:editing-cycles>6</meta:editing-cycles>
    <meta:document-statistic meta:object-count="219"/>
  </office:meta>
</office:document-meta>
</file>